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Preformatted_20_Text">
      <style:text-properties fo:font-size="6pt" style:font-size-asian="5.25pt" style:font-size-complex="6pt"/>
    </style:style>
    <style:style style:name="P6" style:family="paragraph" style:parent-style-name="Preformatted_20_Text">
      <style:paragraph-properties fo:margin-top="0in" fo:margin-bottom="0.1965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1">
      <style:text-properties fo:font-size="6pt" style:font-size-asian="5.25pt" style:font-size-complex="6pt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2">
      <style:text-properties fo:font-size="6pt" style:font-size-asian="5.25pt" style:font-size-complex="6pt"/>
    </style:style>
    <style:style style:name="P11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3">
      <style:text-properties fo:font-size="6pt" style:font-size-asian="5.25pt" style:font-size-complex="6pt"/>
    </style:style>
    <style:style style:name="P13" style:family="paragraph" style:parent-style-name="Heading_20_3">
      <style:text-properties fo:font-size="6pt" style:font-size-asian="5.25pt" style:font-size-complex="6pt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4">
      <style:text-properties fo:font-size="6pt" style:font-size-asian="5.25pt" style:font-size-complex="6pt"/>
    </style:style>
    <style:style style:name="P16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5">
      <style:text-properties fo:font-size="6pt" style:font-size-asian="5.25pt" style:font-size-complex="6pt"/>
    </style:style>
    <style:style style:name="P18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6">
      <style:text-properties fo:font-size="6pt" style:font-size-asian="5.25pt" style:font-size-complex="6pt"/>
    </style:style>
    <style:style style:name="P20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7">
      <style:text-properties fo:font-size="6pt" style:font-size-asian="5.25pt" style:font-size-complex="6pt"/>
    </style:style>
    <style:style style:name="P22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8">
      <style:text-properties fo:font-size="6pt" style:font-size-asian="5.25pt" style:font-size-complex="6pt"/>
    </style:style>
    <style:style style:name="P24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9">
      <style:text-properties fo:font-size="6pt" style:font-size-asian="5.25pt" style:font-size-complex="6pt"/>
    </style:style>
    <style:style style:name="P26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0">
      <style:text-properties fo:font-size="6pt" style:font-size-asian="5.25pt" style:font-size-complex="6pt"/>
    </style:style>
    <style:style style:name="P28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1">
      <style:text-properties fo:font-size="6pt" style:font-size-asian="5.25pt" style:font-size-complex="6pt"/>
    </style:style>
    <style:style style:name="P30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2">
      <style:text-properties fo:font-size="6pt" style:font-size-asian="5.25pt" style:font-size-complex="6pt"/>
    </style:style>
    <style:style style:name="P32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3">
      <style:text-properties fo:font-size="6pt" style:font-size-asian="5.25pt" style:font-size-complex="6pt"/>
    </style:style>
    <style:style style:name="P34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4">
      <style:text-properties fo:font-size="6pt" style:font-size-asian="5.25pt" style:font-size-complex="6pt"/>
    </style:style>
    <style:style style:name="P36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5">
      <style:text-properties fo:font-size="6pt" style:font-size-asian="5.25pt" style:font-size-complex="6pt"/>
    </style:style>
    <style:style style:name="P38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Chef Pitch Deck - Slide-by-Slide Guide</text:h>
      <text:p text:style-name="P2"><text:span text:style-name="Strong_20_Emphasis">Purpose:</text:span> Investor presentation for $8M seed round<text:line-break/><text:span text:style-name="Strong_20_Emphasis">Target Audience:</text:span> Israeli VCs + Silicon Valley VCs<text:line-break/><text:span text:style-name="Strong_20_Emphasis">Length:</text:span> 15-20 slides (20-30 minute presentation)<text:line-break/><text:span text:style-name="Strong_20_Emphasis">Date:</text:span> November 18, 2025</text:p>
      <text:p text:style-name="P3"/>
      <text:h text:style-name="P4" text:outline-level="2">Deck Structure Overview</text:h>
      <text:p text:style-name="P2"><text:span text:style-name="Strong_20_Emphasis">Act 1: The Hook</text:span> (Slides 1-4) - Grab attention, show proof<text:line-break/><text:span text:style-name="Strong_20_Emphasis">Act 2: The Opportunity</text:span> (Slides 5-9) - Market, product, business model<text:line-break/><text:span text:style-name="Strong_20_Emphasis">Act 3: The Plan</text:span> (Slides 10-14) - Team, execution, financials<text:line-break/><text:span text:style-name="Strong_20_Emphasis">Act 4: The Close</text:span> (Slides 15-17) - Ask, returns, next steps</text:p>
      <text:p text:style-name="P3"/>
      <text:h text:style-name="P4" text:outline-level="2">SLIDE 1: Title Slide</text:h>
      <text:p text:style-name="P2"><text:span text:style-name="Strong_20_Emphasis">Visual:</text:span> Clean, modern design with RoboChef logo (or placeholder)</text:p>
      <text:p text:style-name="P2"><text:span text:style-name="Strong_20_Emphasis">Text:</text:span></text:p>
      <text:p text:style-name="P5"><text:span text:style-name="Source_20_Text">RoboChef</text:span></text:p>
      <text:p text:style-name="P5"><text:span text:style-name="Source_20_Text">Building the Android of Humanoid Robotics</text:span></text:p>
      <text:p text:style-name="P5"/>
      <text:p text:style-name="P5"><text:span text:style-name="Source_20_Text">Meir Niv, Founder &amp; CEO</text:span></text:p>
      <text:p text:style-name="P5"><text:span text:style-name="Source_20_Text">November 2025</text:span></text:p>
      <text:p text:style-name="P5"/>
      <text:p text:style-name="P6"><text:span text:style-name="Source_20_Text">$8M Seed Round</text:span></text:p>
      <text:p text:style-name="P2"><text:span text:style-name="Strong_20_Emphasis">Design notes:</text:span></text:p>
      <text:list text:style-name="L1">
        <text:list-item>
          <text:p text:style-name="P7">Professional but not sterile </text:p>
        </text:list-item>
        <text:list-item>
          <text:p text:style-name="P7">Consider image: Humanoid robot in kitchen OR abstract tech visual </text:p>
        </text:list-item>
        <text:list-item>
          <text:p text:style-name="P8">Keep it simple - this slide is just to set tone </text:p>
        </text:list-item>
      </text:list>
      <text:p text:style-name="P2"><text:span text:style-name="Strong_20_Emphasis">Presenter notes:</text:span> "Thank you for taking the time. I'm going to show you why humanoid robotics is about to have its Android moment, and why we're positioned to own the OS layer."</text:p>
      <text:p text:style-name="P3"/>
      <text:h text:style-name="P4" text:outline-level="2">SLIDE 2: The Pattern (Hook)</text:h>
      <text:p text:style-name="P2"><text:span text:style-name="Strong_20_Emphasis">Headline:</text:span> History Repeats: Hardware Commoditizes, OS Wins</text:p>
      <text:p text:style-name="P2"><text:span text:style-name="Strong_20_Emphasis">Visual:</text:span> Timeline with three eras</text:p>
      <text:p text:style-name="P5"><text:span text:style-name="Source_20_Text">┌──────────────┬──────────────┬──────────────┐</text:span></text:p>
      <text:p text:style-name="P5"><text:span text:style-name="Source_20_Text">│ <text:s/>PC ERA <text:s text:c="5"/>│ <text:s/>MOBILE ERA <text:s/>│ HUMANOID ERA │</text:span></text:p>
      <text:p text:style-name="P5"><text:span text:style-name="Source_20_Text">│ <text:s/>1980s-90s <text:s text:c="2"/>│ <text:s/>2010s-20s <text:s text:c="2"/>│ <text:s/>2025-35 <text:s text:c="4"/>│</text:span></text:p>
      <text:p text:style-name="P5"><text:span text:style-name="Source_20_Text">├──────────────┼──────────────┼──────────────┤</text:span></text:p>
      <text:p text:style-name="P5"><text:span text:style-name="Source_20_Text">│ Hardware: <text:s text:c="3"/>│ Hardware: <text:s text:c="3"/>│ Hardware: <text:s text:c="3"/>│</text:span></text:p>
      <text:p text:style-name="P5"><text:span text:style-name="Source_20_Text">│ Dell, HP, <text:s text:c="3"/>│ Samsung, <text:s text:c="4"/>│ Tesla, <text:s text:c="6"/>│</text:span></text:p>
      <text:p text:style-name="P5"><text:span text:style-name="Source_20_Text">│ Compaq <text:s text:c="6"/>│ Huawei <text:s text:c="6"/>│ Figure, <text:s text:c="5"/>│</text:span></text:p>
      <text:p text:style-name="P5"><text:span text:style-name="Source_20_Text">│ <text:s text:c="13"/>│ <text:s text:c="13"/>│ Chinese <text:s text:c="5"/>│</text:span></text:p>
      <text:p text:style-name="P5"><text:span text:style-name="Source_20_Text">├──────────────┼──────────────┼──────────────┤</text:span></text:p>
      <text:p text:style-name="P5"><text:span text:style-name="Source_20_Text">│ OS Platform: │ OS Platform: │ OS Platform: │</text:span></text:p>
      <text:p text:style-name="P5"><text:span text:style-name="Source_20_Text">│ Microsoft <text:s text:c="3"/>│ Google <text:s text:c="6"/>│ <text:s text:c="4"/>??? <text:s text:c="5"/>│</text:span></text:p>
      <text:p text:style-name="P5"><text:span text:style-name="Source_20_Text">│ Windows <text:s text:c="5"/>│ Android <text:s text:c="5"/>│ <text:s text:c="2"/>RoboChef → │</text:span></text:p>
      <text:p text:style-name="P5"><text:span text:style-name="Source_20_Text">│ <text:s text:c="13"/>│ <text:s text:c="13"/>│ <text:s text:c="4"/>HOS <text:s text:c="5"/>│</text:span></text:p>
      <text:p text:style-name="P5"><text:span text:style-name="Source_20_Text">├──────────────┼──────────────┼──────────────┤</text:span></text:p>
      <text:p text:style-name="P5"><text:span text:style-name="Source_20_Text">│ Value Ratio: │ Value Ratio: │ Value Ratio: │</text:span></text:p>
      <text:p text:style-name="P5"><text:span text:style-name="Source_20_Text">│ <text:s text:c="2"/>10:1 <text:s text:c="6"/>│ <text:s text:c="2"/>20:1 <text:s text:c="6"/>│ <text:s text:c="2"/>100:1? <text:s text:c="4"/>│</text:span></text:p>
      <text:p text:style-name="P5"><text:span text:style-name="Source_20_Text">│ (OS wins) <text:s text:c="3"/>│ (OS wins) <text:s text:c="3"/>│ (OS wins) <text:s text:c="3"/>│</text:span></text:p>
      <text:p text:style-name="P6"><text:span text:style-name="Source_20_Text">└──────────────┴──────────────┴──────────────┘</text:span></text:p>
      <text:p text:style-name="P2"><text:span text:style-name="Strong_20_Emphasis">Key Message:</text:span> "In every hardware platform, the OS layer captures 10-100x more value than hardware manufacturers. We're at that exact moment for humanoids."</text:p>
      <text:p text:style-name="P2"><text:span text:style-name="Strong_20_Emphasis">Presenter notes:</text:span> "Every VC who passed on Android in 2005 for $50M missed a $200B+ outcome. We're giving you that chance again."</text:p>
      <text:p text:style-name="P3"/>
      <text:h text:style-name="P4" text:outline-level="2">SLIDE 3: Proof - I Ship, Not Just Talk</text:h>
      <text:p text:style-name="P2"><text:span text:style-name="Strong_20_Emphasis">Headline:</text:span> Live Production System: 403% Returns in 200 Trades</text:p>
      <text:p text:style-name="P2"><text:span text:style-name="Strong_20_Emphasis">Visual:</text:span> Screenshot of meirniv.pythonanywhere.com/orders page showing:</text:p>
      <text:list text:style-name="L2">
        <text:list-item>
          <text:p text:style-name="P9">Trade history table </text:p>
        </text:list-item>
        <text:list-item>
          <text:p text:style-name="P9">200 trades </text:p>
        </text:list-item>
        <text:list-item>
          <text:p text:style-name="P9"><text:soft-page-break/>403% cumulative P&amp;L </text:p>
        </text:list-item>
        <text:list-item>
          <text:p text:style-name="P9">$4,038 profit </text:p>
        </text:list-item>
        <text:list-item>
          <text:p text:style-name="P10">99% win rate </text:p>
        </text:list-item>
      </text:list>
      <text:p text:style-name="P2"><text:span text:style-name="Strong_20_Emphasis">Key Metrics (callout boxes):</text:span></text:p>
      <text:p text:style-name="P5"><text:span text:style-name="Source_20_Text">┌────────────────┐ <text:s/>┌────────────────┐ <text:s/>┌────────────────┐</text:span></text:p>
      <text:p text:style-name="P5"><text:span text:style-name="Source_20_Text">│ <text:s/>200 Trades <text:s text:c="3"/>│ <text:s/>│ <text:s/>403% P&amp;L <text:s text:c="5"/>│ <text:s/>│ <text:s/>99% Win Rate <text:s/>│</text:span></text:p>
      <text:p text:style-name="P5"><text:span text:style-name="Source_20_Text">│ <text:s text:c="2"/>Completed <text:s text:c="3"/>│ <text:s/>│ <text:s/>$4,038 Profit │ <text:s/>│ <text:s/>(2 losses) <text:s text:c="3"/>│</text:span></text:p>
      <text:p text:style-name="P5"><text:span text:style-name="Source_20_Text">└────────────────┘ <text:s/>└────────────────┘ <text:s/>└────────────────┘</text:span></text:p>
      <text:p text:style-name="P5"/>
      <text:p text:style-name="P5"><text:span text:style-name="Source_20_Text">┌────────────────────────────────────────────────────────┐</text:span></text:p>
      <text:p text:style-name="P5"><text:span text:style-name="Source_20_Text">│ <text:s/>Live RIGHT NOW: meirniv.pythonanywhere.com/orders <text:s text:c="3"/>│</text:span></text:p>
      <text:p text:style-name="P5"><text:span text:style-name="Source_20_Text">│ <text:s/>(Trades from TODAY - this is real, not a backtest) <text:s text:c="2"/>│</text:span></text:p>
      <text:p text:style-name="P6"><text:span text:style-name="Source_20_Text">└────────────────────────────────────────────────────────┘</text:span></text:p>
      <text:p text:style-name="P2"><text:span text:style-name="Strong_20_Emphasis">Bottom text:</text:span> "Built in months using AI-native development. Same approach will build RoboChef 10x faster than traditional methods."</text:p>
      <text:p text:style-name="P2"><text:span text:style-name="Strong_20_Emphasis">Presenter notes:</text:span> "This isn't theory. This system is handling real money, across multiple markets, right now. Pull up that link on your phone - you'll see today's trades. This proves I execute."</text:p>
      <text:p text:style-name="P3"/>
      <text:h text:style-name="P4" text:outline-level="2">SLIDE 4: AI-Native Development = Speed Advantage</text:h>
      <text:p text:style-name="P2"><text:span text:style-name="Strong_20_Emphasis">Headline:</text:span> 10x Faster Development, Proven With AIMn</text:p>
      <text:p text:style-name="P2"><text:span text:style-name="Strong_20_Emphasis">Visual:</text:span> Comparison chart</text:p>
      <text:p text:style-name="P5"><text:span text:style-name="Source_20_Text">Traditional Robotics Development:</text:span></text:p>
      <text:p text:style-name="P5"><text:span text:style-name="Source_20_Text">┌─────────────────────────────────────────────────────┐</text:span></text:p>
      <text:p text:style-name="P5"><text:span text:style-name="Source_20_Text">│ Year 1-2: Research, prototyping <text:s text:c="20"/>│</text:span></text:p>
      <text:p text:style-name="P5"><text:span text:style-name="Source_20_Text">│ Year 3-4: Engineering, testing <text:s text:c="21"/>│</text:span></text:p>
      <text:p text:style-name="P5"><text:span text:style-name="Source_20_Text">│ Year 5: First deployments <text:s text:c="26"/>│</text:span></text:p>
      <text:p text:style-name="P5"><text:span text:style-name="Source_20_Text">│ Total: 5 years to first revenue <text:s text:c="20"/>│</text:span></text:p>
      <text:p text:style-name="P5"><text:span text:style-name="Source_20_Text">└─────────────────────────────────────────────────────┘</text:span></text:p>
      <text:p text:style-name="P5"/>
      <text:p text:style-name="P5"><text:span text:style-name="Source_20_Text">AI-Native Development (Our Approach):</text:span></text:p>
      <text:p text:style-name="P5"><text:span text:style-name="Source_20_Text">┌────────────────────────────────────────┐</text:span></text:p>
      <text:p text:style-name="P5"><text:span text:style-name="Source_20_Text">│ Month 1-6: Rapid prototyping <text:s text:c="10"/>│</text:span></text:p>
      <text:p text:style-name="P5"><text:span text:style-name="Source_20_Text">│ Month 7-12: Pilot deployments <text:s text:c="9"/>│</text:span></text:p>
      <text:p text:style-name="P5"><text:span text:style-name="Source_20_Text">│ Month 13-18: Scale preparation <text:s text:c="8"/>│</text:span></text:p>
      <text:p text:style-name="P5"><text:span text:style-name="Source_20_Text">│ Total: 18 months to $1M revenue <text:s text:c="7"/>│</text:span></text:p>
      <text:p text:style-name="P5"><text:span text:style-name="Source_20_Text">└────────────────────────────────────────┘</text:span></text:p>
      <text:p text:style-name="P5"/>
      <text:p text:style-name="P5"><text:span text:style-name="Source_20_Text"><text:s text:c="6"/>▼ 3x faster to market</text:span></text:p>
      <text:p text:style-name="P6"><text:span text:style-name="Source_20_Text"><text:s text:c="6"/>▼ 8x more capital efficient</text:span></text:p>
      <text:p text:style-name="P2"><text:span text:style-name="Strong_20_Emphasis">Key Message:</text:span> "Speed is our moat. By the time traditional robotics companies ship, we'll have market share and network effects."</text:p>
      <text:p text:style-name="P2"><text:span text:style-name="Strong_20_Emphasis">Presenter notes:</text:span> "The AIMn system proved this works - built in months, not years. We're applying the same AI-assisted methodology to RoboChef."</text:p>
      <text:p text:style-name="P3"/>
      <text:h text:style-name="P4" text:outline-level="2">SLIDE 5: The Product - RoboChef</text:h>
      <text:p text:style-name="P2"><text:span text:style-name="Strong_20_Emphasis">Headline:</text:span> Humanoid Chef with Patent-Protected Recurring Revenue</text:p>
      <text:p text:style-name="P2"><text:span text:style-name="Strong_20_Emphasis">Visual:</text:span> Split screen</text:p>
      <text:list text:style-name="L3">
        <text:list-item>
          <text:p text:style-name="P11">Left: Image of humanoid robot in kitchen (concept art or partnership robot) </text:p>
        </text:list-item>
        <text:list-item>
          <text:p text:style-name="P12">Right: Ingredient capsule with encrypted code visualization </text:p>
        </text:list-item>
      </text:list>
      <text:p text:style-name="P2"><text:span text:style-name="Strong_20_Emphasis">Key Features (icons + text):</text:span></text:p>
      <text:p text:style-name="P5"><text:span text:style-name="Source_20_Text">🤖 Humanoid Chef</text:span></text:p>
      <text:p text:style-name="P5"><text:span text:style-name="Source_20_Text"><text:s text:c="3"/>Uses standard kitchen equipment</text:span></text:p>
      <text:p text:style-name="P5"><text:span text:style-name="Source_20_Text"><text:s text:c="3"/>Cooks, preps, plates, cleans</text:span></text:p>
      <text:p text:style-name="P5"/>
      <text:p text:style-name="P5"><text:span text:style-name="Source_20_Text"> Encrypted Ingredients</text:span></text:p>
      <text:p text:style-name="P5"><text:span text:style-name="Source_20_Text"><text:s text:c="3"/>Daily-rotating authorization codes</text:span></text:p>
      <text:p text:style-name="P5"><text:span text:style-name="Source_20_Text"><text:s text:c="3"/>Patent filed November 2025</text:span></text:p>
      <text:p text:style-name="P5"/>
      <text:p text:style-name="P5"><text:span text:style-name="Source_20_Text"> Sealed Capsules</text:span></text:p>
      <text:p text:style-name="P5"><text:span text:style-name="Source_20_Text"><text:s text:c="3"/>Pre-portioned, tamper-evident</text:span></text:p>
      <text:p text:style-name="P5"><text:span text:style-name="Source_20_Text"><text:s text:c="3"/>Food safety verified</text:span></text:p>
      <text:p text:style-name="P5"/>
      <text:p text:style-name="P5"><text:span text:style-name="Source_20_Text"> Recurring Revenue</text:span></text:p>
      <text:p text:style-name="P5"><text:span text:style-name="Source_20_Text"><text:s text:c="3"/>Hardware + ingredient subscriptions</text:span></text:p>
      <text:p text:style-name="P6"><text:span text:style-name="Source_20_Text"><text:s text:c="3"/>Razor-blade business model</text:span></text:p>
      <text:p text:style-name="P2"><text:span text:style-name="Strong_20_Emphasis">Bottom callout box:</text:span></text:p>
      <text:p text:style-name="P5"><text:span text:style-name="Source_20_Text">┌──────────────────────────────────────────────────┐</text:span></text:p>
      <text:p text:style-name="P5"><text:span text:style-name="Source_20_Text">│ Patent: Robot REFUSES to cook without valid <text:s text:c="5"/>│</text:span></text:p>
      <text:p text:style-name="P5"><text:span text:style-name="Source_20_Text">│ authorization code. Creates recurring revenue <text:s text:c="3"/>│</text:span></text:p>
      <text:p text:style-name="P5"><text:span text:style-name="Source_20_Text">│ moat impossible for competitors to replicate. <text:s text:c="3"/>│</text:span></text:p>
      <text:p text:style-name="P6"><text:span text:style-name="Source_20_Text">└──────────────────────────────────────────────────┘</text:span></text:p>
      <text:p text:style-name="P2"><text:soft-page-break/><text:span text:style-name="Strong_20_Emphasis">Presenter notes:</text:span> "Think Keurig, but for full meals. Hardware is the entry point, ingredients are the recurring revenue engine."</text:p>
      <text:p text:style-name="P3"/>
      <text:h text:style-name="P4" text:outline-level="2">SLIDE 6: Unit Economics - Exceptional Payback</text:h>
      <text:p text:style-name="P2"><text:span text:style-name="Strong_20_Emphasis">Headline:</text:span> 3-Month Payback, $1M Lifetime Value Per Restaurant</text:p>
      <text:p text:style-name="P2"><text:span text:style-name="Strong_20_Emphasis">Visual:</text:span> Waterfall chart showing revenue buildup</text:p>
      <text:p text:style-name="P5"><text:span text:style-name="Source_20_Text">Per-Restaurant Monthly Economics (Steady State):</text:span></text:p>
      <text:p text:style-name="P5"><text:span text:style-name="Source_20_Text">┌────────────────────────────────────────┐</text:span></text:p>
      <text:p text:style-name="P5"><text:span text:style-name="Source_20_Text">│ 50 meals/day × $50/meal × 30 days <text:s text:c="4"/>│</text:span></text:p>
      <text:p text:style-name="P5"><text:span text:style-name="Source_20_Text">│ = $75,000 monthly revenue <text:s text:c="13"/>│</text:span></text:p>
      <text:p text:style-name="P5"><text:span text:style-name="Source_20_Text">├────────────────────────────────────────┤</text:span></text:p>
      <text:p text:style-name="P5"><text:span text:style-name="Source_20_Text">│ COGS (65%): $48,750 <text:s text:c="19"/>│</text:span></text:p>
      <text:p text:style-name="P5"><text:span text:style-name="Source_20_Text">│ Gross Profit (35%): $26,250 <text:s text:c="10"/>│</text:span></text:p>
      <text:p text:style-name="P5"><text:span text:style-name="Source_20_Text">└────────────────────────────────────────┘</text:span></text:p>
      <text:p text:style-name="P5"/>
      <text:p text:style-name="P5"><text:span text:style-name="Source_20_Text">Annual Gross Profit: $315,000</text:span></text:p>
      <text:p text:style-name="P5"/>
      <text:p text:style-name="P5"><text:span text:style-name="Source_20_Text">Hardware Cost (if sold): $75,000</text:span></text:p>
      <text:p text:style-name="P5"><text:span text:style-name="Source_20_Text">Payback Period: 3 months ✓</text:span></text:p>
      <text:p text:style-name="P5"/>
      <text:p text:style-name="P5"><text:span text:style-name="Source_20_Text">OR Lease Model: $2,000/month</text:span></text:p>
      <text:p text:style-name="P6"><text:span text:style-name="Source_20_Text">→ Immediate cash-flow positive ✓</text:span></text:p>
      <text:p text:style-name="P2"><text:span text:style-name="Strong_20_Emphasis">Customer Economics (right side):</text:span></text:p>
      <text:p text:style-name="P5"><text:span text:style-name="Source_20_Text">Lifetime Value (5 years):</text:span></text:p>
      <text:p text:style-name="P5"><text:span text:style-name="Source_20_Text">$315K/year × 5 years = $1,575,000</text:span></text:p>
      <text:p text:style-name="P5"><text:span text:style-name="Source_20_Text">Less: Support costs = $100,000</text:span></text:p>
      <text:p text:style-name="P5"><text:span text:style-name="Source_20_Text">Net LTV: ~$1,500,000</text:span></text:p>
      <text:p text:style-name="P5"/>
      <text:p text:style-name="P5"><text:span text:style-name="Source_20_Text">Customer Acquisition Cost: $25,000</text:span></text:p>
      <text:p text:style-name="P5"/>
      <text:p text:style-name="P6"><text:span text:style-name="Source_20_Text">LTV:CAC Ratio = 60:1 🎯</text:span></text:p>
      <text:p text:style-name="P2"><text:span text:style-name="Strong_20_Emphasis">Key Message:</text:span> "Best unit economics in robotics. 3-month payback means restaurants can't afford NOT to adopt."</text:p>
      <text:p text:style-name="P2"><text:span text:style-name="Strong_20_Emphasis">Presenter notes:</text:span> "Compare this to typical SaaS (3-5x LTV:CAC is considered good). We're at 60:1 because we have both hardware and consumables."</text:p>
      <text:p text:style-name="P3"/>
      <text:h text:style-name="P4" text:outline-level="2">SLIDE 7: Market Size - Trillion-Dollar Opportunity</text:h>
      <text:p text:style-name="P2"><text:span text:style-name="Strong_20_Emphasis">Headline:</text:span> Multi-Trillion Dollar Market, Phased Expansion</text:p>
      <text:p text:style-name="P2"><text:span text:style-name="Strong_20_Emphasis">Visual:</text:span> Stacked bar chart or timeline</text:p>
      <text:p text:style-name="P5"><text:span text:style-name="Source_20_Text">Phase 1: Military &amp; Industrial (2025-2030)</text:span></text:p>
      <text:p text:style-name="P5"><text:span text:style-name="Source_20_Text">┌──────────────────────────────────────────┐</text:span></text:p>
      <text:p text:style-name="P5"><text:span text:style-name="Source_20_Text">│ $70-240B TAM <text:s text:c="28"/>│</text:span></text:p>
      <text:p text:style-name="P5"><text:span text:style-name="Source_20_Text">│ • Humanoid infantry <text:s text:c="21"/>│</text:span></text:p>
      <text:p text:style-name="P5"><text:span text:style-name="Source_20_Text">│ • Dangerous work (mining, nuclear, etc.) │</text:span></text:p>
      <text:p text:style-name="P5"><text:span text:style-name="Source_20_Text">│ • Manufacturing automation <text:s text:c="14"/>│</text:span></text:p>
      <text:p text:style-name="P5"><text:span text:style-name="Source_20_Text">└──────────────────────────────────────────┘</text:span></text:p>
      <text:p text:style-name="P5"/>
      <text:p text:style-name="P5"><text:span text:style-name="Source_20_Text">Phase 2: Commercial Services (2030-2035)</text:span></text:p>
      <text:p text:style-name="P5"><text:span text:style-name="Source_20_Text">┌──────────────────────────────────────────┐</text:span></text:p>
      <text:p text:style-name="P5"><text:span text:style-name="Source_20_Text">│ $400-800B TAM <text:s text:c="27"/>│</text:span></text:p>
      <text:p text:style-name="P5"><text:span text:style-name="Source_20_Text">│ • Food service (RoboChef) <text:s text:c="15"/>│</text:span></text:p>
      <text:p text:style-name="P5"><text:span text:style-name="Source_20_Text">│ • Healthcare (nursing, elderly care) <text:s text:c="4"/>│</text:span></text:p>
      <text:p text:style-name="P5"><text:span text:style-name="Source_20_Text">│ • Security, janitorial, facilities <text:s text:c="6"/>│</text:span></text:p>
      <text:p text:style-name="P5"><text:span text:style-name="Source_20_Text">└──────────────────────────────────────────┘</text:span></text:p>
      <text:p text:style-name="P5"/>
      <text:p text:style-name="P5"><text:span text:style-name="Source_20_Text">Phase 3: Consumer Mass Market (2035-2040)</text:span></text:p>
      <text:p text:style-name="P5"><text:span text:style-name="Source_20_Text">┌──────────────────────────────────────────┐</text:span></text:p>
      <text:p text:style-name="P5"><text:span text:style-name="Source_20_Text">│ $1.5-4T TAM <text:s text:c="29"/>│</text:span></text:p>
      <text:p text:style-name="P5"><text:span text:style-name="Source_20_Text">│ • Household services <text:s text:c="20"/>│</text:span></text:p>
      <text:p text:style-name="P5"><text:span text:style-name="Source_20_Text">│ • Personal assistance <text:s text:c="19"/>│</text:span></text:p>
      <text:p text:style-name="P5"><text:span text:style-name="Source_20_Text">│ • Elderly care (demographic necessity) <text:s text:c="2"/>│</text:span></text:p>
      <text:p text:style-name="P6"><text:span text:style-name="Source_20_Text">└──────────────────────────────────────────┘</text:span></text:p>
      <text:p text:style-name="P2"><text:span text:style-name="Strong_20_Emphasis">Bottom text:</text:span> "We enter with RoboChef (Phase 2), but HOS platform scales across all phases."</text:p>
      <text:p text:style-name="P2"><text:span text:style-name="Strong_20_Emphasis">Presenter notes:</text:span> "Even capturing 1% of Phase 2 market = $4-8B revenue opportunity. This is conservative."</text:p>
      <text:p text:style-name="P3"/>
      <text:h text:style-name="P4" text:outline-level="2">SLIDE 8: Business Model - Multiple Revenue Streams</text:h>
      <text:p text:style-name="P2"><text:span text:style-name="Strong_20_Emphasis">Headline:</text:span> Platform Revenue Model, Not Just Hardware Sales</text:p>
      <text:p text:style-name="P2"><text:span text:style-name="Strong_20_Emphasis">Visual:</text:span> Revenue stream breakdown (pie chart or bars)</text:p>
      <text:p text:style-name="P5"><text:soft-page-break/><text:span text:style-name="Source_20_Text">Revenue Streams (Fully Scaled):</text:span></text:p>
      <text:p text:style-name="P5"/>
      <text:p text:style-name="P5"><text:span text:style-name="Source_20_Text">1. Hardware Sales/Leasing (30% of revenue)</text:span></text:p>
      <text:p text:style-name="P5"><text:span text:style-name="Source_20_Text"><text:s text:c="3"/>• RoboChef units: $75K-150K each</text:span></text:p>
      <text:p text:style-name="P5"><text:span text:style-name="Source_20_Text"><text:s text:c="3"/>• Lease option: $2K-4K/month</text:span></text:p>
      <text:p text:style-name="P5"><text:span text:style-name="Source_20_Text"><text:s text:c="3"/>• One-time or recurring</text:span></text:p>
      <text:p text:style-name="P5"/>
      <text:p text:style-name="P5"><text:span text:style-name="Source_20_Text">2. Ingredient Subscriptions (50% of revenue)</text:span></text:p>
      <text:p text:style-name="P5"><text:span text:style-name="Source_20_Text"><text:s text:c="3"/>• Capsules sold to restaurants</text:span></text:p>
      <text:p text:style-name="P5"><text:span text:style-name="Source_20_Text"><text:s text:c="3"/>• 35% gross margin</text:span></text:p>
      <text:p text:style-name="P5"><text:span text:style-name="Source_20_Text"><text:s text:c="3"/>• Recurring, high-margin</text:span></text:p>
      <text:p text:style-name="P5"/>
      <text:p text:style-name="P5"><text:span text:style-name="Source_20_Text">3. Platform Fees (15% of revenue)</text:span></text:p>
      <text:p text:style-name="P5"><text:span text:style-name="Source_20_Text"><text:s text:c="3"/>• Vendor authorization codes</text:span></text:p>
      <text:p text:style-name="P5"><text:span text:style-name="Source_20_Text"><text:s text:c="3"/>• Recipe marketplace (30% take rate)</text:span></text:p>
      <text:p text:style-name="P5"><text:span text:style-name="Source_20_Text"><text:s text:c="3"/>• Enterprise licensing</text:span></text:p>
      <text:p text:style-name="P5"/>
      <text:p text:style-name="P5"><text:span text:style-name="Source_20_Text">4. Cloud Services (5% of revenue)</text:span></text:p>
      <text:p text:style-name="P5"><text:span text:style-name="Source_20_Text"><text:s text:c="3"/>• AI model updates</text:span></text:p>
      <text:p text:style-name="P5"><text:span text:style-name="Source_20_Text"><text:s text:c="3"/>• Fleet management</text:span></text:p>
      <text:p text:style-name="P6"><text:span text:style-name="Source_20_Text"><text:s text:c="3"/>• Predictive ordering</text:span></text:p>
      <text:p text:style-name="P2"><text:span text:style-name="Strong_20_Emphasis">Key Message (callout):</text:span></text:p>
      <text:p text:style-name="P5"><text:span text:style-name="Source_20_Text">┌────────────────────────────────────────────┐</text:span></text:p>
      <text:p text:style-name="P5"><text:span text:style-name="Source_20_Text">│ 70% of revenue is RECURRING (ingredients, <text:s/>│</text:span></text:p>
      <text:p text:style-name="P5"><text:span text:style-name="Source_20_Text">│ platform, cloud). This creates compounding │</text:span></text:p>
      <text:p text:style-name="P5"><text:span text:style-name="Source_20_Text">│ value and high enterprise value multiples. │</text:span></text:p>
      <text:p text:style-name="P6"><text:span text:style-name="Source_20_Text">└────────────────────────────────────────────┘</text:span></text:p>
      <text:p text:style-name="P2"><text:span text:style-name="Strong_20_Emphasis">Presenter notes:</text:span> "Hardware gets us in the door. Recurring revenue creates defensibility and venture-scale multiples."</text:p>
      <text:p text:style-name="P3"/>
      <text:h text:style-name="P4" text:outline-level="2">SLIDE 9: Competitive Advantage - Why We Win</text:h>
      <text:p text:style-name="P2"><text:span text:style-name="Strong_20_Emphasis">Headline:</text:span> Three Sustainable Moats</text:p>
      <text:p text:style-name="P2"><text:span text:style-name="Strong_20_Emphasis">Visual:</text:span> Three columns with icons</text:p>
      <text:p text:style-name="P5"><text:span text:style-name="Source_20_Text">┌──────────────────┬──────────────────┬──────────────────┐</text:span></text:p>
      <text:p text:style-name="P5"><text:span text:style-name="Source_20_Text">│ <text:s/>SPEED <text:s text:c="10"/>│ <text:s/>IP PROTECTION <text:s text:c="2"/>│ <text:s/>PLATFORM <text:s text:c="7"/>│</text:span></text:p>
      <text:p text:style-name="P5"><text:span text:style-name="Source_20_Text">│ <text:s/>(10x faster) <text:s text:c="3"/>│ <text:s/>(Patent moat) <text:s text:c="2"/>│ <text:s/>(Network FX) <text:s text:c="3"/>│</text:span></text:p>
      <text:p text:style-name="P5"><text:span text:style-name="Source_20_Text">├──────────────────┼──────────────────┼──────────────────┤</text:span></text:p>
      <text:p text:style-name="P5"><text:span text:style-name="Source_20_Text">│ AI-native dev <text:s text:c="3"/>│ Encrypted <text:s text:c="7"/>│ HOS works on <text:s text:c="4"/>│</text:span></text:p>
      <text:p text:style-name="P5"><text:span text:style-name="Source_20_Text">│ methodology <text:s text:c="5"/>│ ingredient <text:s text:c="6"/>│ ANY humanoid <text:s text:c="4"/>│</text:span></text:p>
      <text:p text:style-name="P5"><text:span text:style-name="Source_20_Text">│ <text:s text:c="17"/>│ authorization <text:s text:c="3"/>│ <text:s text:c="17"/>│</text:span></text:p>
      <text:p text:style-name="P5"><text:span text:style-name="Source_20_Text">│ 18 months to <text:s text:c="4"/>│ <text:s text:c="17"/>│ Hardware makers <text:s/>│</text:span></text:p>
      <text:p text:style-name="P5"><text:span text:style-name="Source_20_Text">│ market vs 5 <text:s text:c="5"/>│ Filed Nov 2025 <text:s text:c="2"/>│ compete → <text:s text:c="7"/>│</text:span></text:p>
      <text:p text:style-name="P5"><text:span text:style-name="Source_20_Text">│ years for <text:s text:c="7"/>│ <text:s text:c="17"/>│ prices drop <text:s text:c="5"/>│</text:span></text:p>
      <text:p text:style-name="P5"><text:span text:style-name="Source_20_Text">│ competitors <text:s text:c="5"/>│ Daily-rotating <text:s text:c="2"/>│ <text:s text:c="17"/>│</text:span></text:p>
      <text:p text:style-name="P5"><text:span text:style-name="Source_20_Text">│ <text:s text:c="17"/>│ codes impossible │ OS captures <text:s text:c="5"/>│</text:span></text:p>
      <text:p text:style-name="P5"><text:span text:style-name="Source_20_Text">│ Proven: AIMn <text:s text:c="4"/>│ to counterfeit <text:s text:c="2"/>│ 80% of value <text:s text:c="4"/>│</text:span></text:p>
      <text:p text:style-name="P5"><text:span text:style-name="Source_20_Text">│ built in months <text:s/>│ <text:s text:c="17"/>│ <text:s text:c="17"/>│</text:span></text:p>
      <text:p text:style-name="P5"><text:span text:style-name="Source_20_Text">│ <text:s text:c="17"/>│ Creates <text:s text:c="9"/>│ First to <text:s text:c="8"/>│</text:span></text:p>
      <text:p text:style-name="P5"><text:span text:style-name="Source_20_Text">│ Speed = capture <text:s/>│ recurring <text:s text:c="7"/>│ critical mass <text:s text:c="3"/>│</text:span></text:p>
      <text:p text:style-name="P5"><text:span text:style-name="Source_20_Text">│ market before <text:s text:c="3"/>│ revenue moat <text:s text:c="4"/>│ wins (Android) <text:s text:c="2"/>│</text:span></text:p>
      <text:p text:style-name="P5"><text:span text:style-name="Source_20_Text">│ others arrive <text:s text:c="3"/>│ <text:s text:c="17"/>│ <text:s text:c="17"/>│</text:span></text:p>
      <text:p text:style-name="P6"><text:span text:style-name="Source_20_Text">└──────────────────┴──────────────────┴──────────────────┘</text:span></text:p>
      <text:p text:style-name="P2"><text:span text:style-name="Strong_20_Emphasis">Bottom text:</text:span> "Competitors are building hardware (10-20% margins). We're building the platform (60-80% margins)."</text:p>
      <text:p text:style-name="P2"><text:span text:style-name="Strong_20_Emphasis">Presenter notes:</text:span> "This isn't just one advantage - it's a triple moat. Speed gets us to market first, IP protects margins, platform creates lock-in."</text:p>
      <text:p text:style-name="P3"/>
      <text:h text:style-name="P4" text:outline-level="2">SLIDE 10: The Ask - $8M Seed Round</text:h>
      <text:p text:style-name="P2"><text:span text:style-name="Strong_20_Emphasis">Headline:</text:span> $8M Seed, 18 Months to Series A Readiness</text:p>
      <text:p text:style-name="P2"><text:span text:style-name="Strong_20_Emphasis">Visual:</text:span> Fund allocation pie chart + timeline</text:p>
      <text:p text:style-name="P5"><text:span text:style-name="Source_20_Text">Use of Funds ($8M):</text:span></text:p>
      <text:p text:style-name="P5"><text:span text:style-name="Source_20_Text">┌─────────────────────────────────────────┐</text:span></text:p>
      <text:p text:style-name="P5"><text:span text:style-name="Source_20_Text">│ Hardware &amp; Prototyping: $3M (37.5%) <text:s text:c="4"/>│</text:span></text:p>
      <text:p text:style-name="P5"><text:span text:style-name="Source_20_Text">│ • 3 RoboChef prototypes <text:s text:c="16"/>│</text:span></text:p>
      <text:p text:style-name="P5"><text:span text:style-name="Source_20_Text">│ • Sensor integration <text:s text:c="19"/>│</text:span></text:p>
      <text:p text:style-name="P5"><text:span text:style-name="Source_20_Text">│ • Test kitchen facility <text:s text:c="16"/>│</text:span></text:p>
      <text:p text:style-name="P5"><text:span text:style-name="Source_20_Text">├─────────────────────────────────────────┤</text:span></text:p>
      <text:p text:style-name="P5"><text:span text:style-name="Source_20_Text">│ Team: $2M (25%) <text:s text:c="24"/>│</text:span></text:p>
      <text:p text:style-name="P5"><text:span text:style-name="Source_20_Text">│ • 12-15 people (CTO, engineers, ops) <text:s text:c="3"/>│</text:span></text:p>
      <text:p text:style-name="P5"><text:span text:style-name="Source_20_Text">│ • 18-month runway <text:s text:c="22"/>│</text:span></text:p>
      <text:p text:style-name="P5"><text:span text:style-name="Source_20_Text">├─────────────────────────────────────────┤</text:span></text:p>
      <text:p text:style-name="P5"><text:span text:style-name="Source_20_Text">│ Pilot Deployments: $2M (25%) <text:s text:c="11"/>│</text:span></text:p>
      <text:p text:style-name="P5"><text:span text:style-name="Source_20_Text">│ • 3 restaurant partnerships <text:s text:c="12"/>│</text:span></text:p>
      <text:p text:style-name="P5"><text:span text:style-name="Source_20_Text">│ • Ingredient development <text:s text:c="15"/>│</text:span></text:p>
      <text:p text:style-name="P5"><text:span text:style-name="Source_20_Text">│ • Customer success <text:s text:c="21"/>│</text:span></text:p>
      <text:p text:style-name="P5"><text:span text:style-name="Source_20_Text">├─────────────────────────────────────────┤</text:span></text:p>
      <text:p text:style-name="P5"><text:span text:style-name="Source_20_Text">│ Operations: $1M (12.5%) <text:s text:c="16"/>│</text:span></text:p>
      <text:p text:style-name="P5"><text:span text:style-name="Source_20_Text">│ • Legal, IP, facilities <text:s text:c="16"/>│</text:span></text:p>
      <text:p text:style-name="P5"><text:soft-page-break/><text:span text:style-name="Source_20_Text">│ • Business development <text:s text:c="17"/>│</text:span></text:p>
      <text:p text:style-name="P5"><text:span text:style-name="Source_20_Text">└─────────────────────────────────────────┘</text:span></text:p>
      <text:p text:style-name="P5"/>
      <text:p text:style-name="P5"><text:span text:style-name="Source_20_Text">Investment Terms:</text:span></text:p>
      <text:p text:style-name="P5"><text:span text:style-name="Source_20_Text">• Pre-money valuation: $15M</text:span></text:p>
      <text:p text:style-name="P5"><text:span text:style-name="Source_20_Text">• Post-money valuation: $23M</text:span></text:p>
      <text:p text:style-name="P6"><text:span text:style-name="Source_20_Text">• Investor equity: 34.8%</text:span></text:p>
      <text:p text:style-name="P2"><text:span text:style-name="Strong_20_Emphasis">Timeline (bottom):</text:span></text:p>
      <text:p text:style-name="P6"><text:span text:style-name="Source_20_Text">Month 6: Prototype → Month 12: Pilots Live → Month 18: Series A Ready</text:span></text:p>
      <text:p text:style-name="P2"><text:span text:style-name="Strong_20_Emphasis">Presenter notes:</text:span> "This is a typical seed allocation for hardware. The difference is we'll move 3x faster and be 8x more capital efficient than traditional robotics."</text:p>
      <text:p text:style-name="P3"/>
      <text:h text:style-name="P4" text:outline-level="2">SLIDE 11: 18-Month Milestones</text:h>
      <text:p text:style-name="P2"><text:span text:style-name="Strong_20_Emphasis">Headline:</text:span> Clear Path to Series A, Concrete Inflection Points</text:p>
      <text:p text:style-name="P2"><text:span text:style-name="Strong_20_Emphasis">Visual:</text:span> Timeline with three major milestones</text:p>
      <text:p text:style-name="P5"><text:span text:style-name="Source_20_Text">MONTH 6: Prototype Proof ✓</text:span></text:p>
      <text:p text:style-name="P5"><text:span text:style-name="Source_20_Text">├─ Functional RoboChef cooking 5 dishes</text:span></text:p>
      <text:p text:style-name="P5"><text:span text:style-name="Source_20_Text">├─ Encrypted ingredient system operational</text:span></text:p>
      <text:p text:style-name="P5"><text:span text:style-name="Source_20_Text">├─ First restaurant pilot signed (LOI)</text:span></text:p>
      <text:p text:style-name="P5"><text:span text:style-name="Source_20_Text">└─ Valuation impact: $30-40M (1.3-1.7x)</text:span></text:p>
      <text:p text:style-name="P5"/>
      <text:p text:style-name="P5"><text:span text:style-name="Source_20_Text">MONTH 12: Market Validation ✓</text:span></text:p>
      <text:p text:style-name="P5"><text:span text:style-name="Source_20_Text">├─ 3 restaurant pilots live</text:span></text:p>
      <text:p text:style-name="P5"><text:span text:style-name="Source_20_Text">├─ 20+ dishes in recipe library</text:span></text:p>
      <text:p text:style-name="P5"><text:span text:style-name="Source_20_Text">├─ $210K cumulative revenue</text:span></text:p>
      <text:p text:style-name="P5"><text:span text:style-name="Source_20_Text">├─ Positive unit economics proven</text:span></text:p>
      <text:p text:style-name="P5"><text:span text:style-name="Source_20_Text">└─ Valuation impact: $60-80M (2.6-3.5x)</text:span></text:p>
      <text:p text:style-name="P5"/>
      <text:p text:style-name="P5"><text:span text:style-name="Source_20_Text">MONTH 18: Series A Ready ✓</text:span></text:p>
      <text:p text:style-name="P5"><text:span text:style-name="Source_20_Text">├─ $1M+ cumulative revenue</text:span></text:p>
      <text:p text:style-name="P5"><text:span text:style-name="Source_20_Text">├─ $567K annual run-rate (gross profit)</text:span></text:p>
      <text:p text:style-name="P5"><text:span text:style-name="Source_20_Text">├─ 10+ restaurants in pipeline</text:span></text:p>
      <text:p text:style-name="P5"><text:span text:style-name="Source_20_Text">├─ HOS architecture designed</text:span></text:p>
      <text:p text:style-name="P6"><text:span text:style-name="Source_20_Text">└─ Valuation impact: $80-150M (3.5-6.5x)</text:span></text:p>
      <text:p text:style-name="P2"><text:span text:style-name="Strong_20_Emphasis">Bottom callout:</text:span></text:p>
      <text:p text:style-name="P5"><text:span text:style-name="Source_20_Text">┌──────────────────────────────────────────────┐</text:span></text:p>
      <text:p text:style-name="P5"><text:span text:style-name="Source_20_Text">│ Series A Target: $20-50M at $80-150M pre <text:s text:c="3"/>│</text:span></text:p>
      <text:p text:style-name="P5"><text:span text:style-name="Source_20_Text">│ Seed Investor Markup: 3.5-6.5x in 18 months │</text:span></text:p>
      <text:p text:style-name="P6"><text:span text:style-name="Source_20_Text">└──────────────────────────────────────────────┘</text:span></text:p>
      <text:p text:style-name="P2"><text:span text:style-name="Strong_20_Emphasis">Key Message:</text:span> "These aren't aspirational - they're conservative targets based on proven development velocity (AIMn)."</text:p>
      <text:p text:style-name="P2"><text:span text:style-name="Strong_20_Emphasis">Presenter notes:</text:span> "Every 6 months, we hit an inflection point that de-risks the business and increases valuation. You can check progress against these milestones."</text:p>
      <text:p text:style-name="P3"/>
      <text:h text:style-name="P4" text:outline-level="2">SLIDE 12: Team - Execution Over Credentials</text:h>
      <text:p text:style-name="P2"><text:span text:style-name="Strong_20_Emphasis">Headline:</text:span> Proven Founder + World-Class Hires</text:p>
      <text:p text:style-name="P2"><text:span text:style-name="Strong_20_Emphasis">Visual:</text:span> Org chart or team grid</text:p>
      <text:p text:style-name="P5"><text:span text:style-name="Source_20_Text">┌───────────────────────────────────────────────────┐</text:span></text:p>
      <text:p text:style-name="P5"><text:span text:style-name="Source_20_Text">│ MEIR NIV - Founder &amp; CEO <text:s text:c="24"/>│</text:span></text:p>
      <text:p text:style-name="P5"><text:span text:style-name="Source_20_Text">├───────────────────────────────────────────────────┤</text:span></text:p>
      <text:p text:style-name="P5"><text:span text:style-name="Source_20_Text">│ • 45 years software/hardware engineering <text:s text:c="9"/>│</text:span></text:p>
      <text:p text:style-name="P5"><text:span text:style-name="Source_20_Text">│ • AI-native development expert <text:s text:c="19"/>│</text:span></text:p>
      <text:p text:style-name="P5"><text:span text:style-name="Source_20_Text">│ • Built AIMn: 200 trades, 403% P&amp;L, 99% win rate │</text:span></text:p>
      <text:p text:style-name="P5"><text:span text:style-name="Source_20_Text">│ • Sees platform opportunities (OS &gt; hardware) <text:s text:c="4"/>│</text:span></text:p>
      <text:p text:style-name="P5"><text:span text:style-name="Source_20_Text">└───────────────────────────────────────────────────┘</text:span></text:p>
      <text:p text:style-name="P5"/>
      <text:p text:style-name="P5"><text:span text:style-name="Source_20_Text">┌─────────────────────┬──────────────────────────────┐</text:span></text:p>
      <text:p text:style-name="P5"><text:span text:style-name="Source_20_Text">│ CTO (To Be Hired) <text:s text:c="2"/>│ Head of HR <text:s text:c="18"/>│</text:span></text:p>
      <text:p text:style-name="P5"><text:span text:style-name="Source_20_Text">│ Critical hire #1 <text:s text:c="3"/>│ (Founder's granddaughter) <text:s text:c="3"/>│</text:span></text:p>
      <text:p text:style-name="P5"><text:span text:style-name="Source_20_Text">│ <text:s text:c="20"/>│ <text:s text:c="29"/>│</text:span></text:p>
      <text:p text:style-name="P5"><text:span text:style-name="Source_20_Text">│ Requirements: <text:s text:c="6"/>│ • Experienced talent <text:s text:c="8"/>│</text:span></text:p>
      <text:p text:style-name="P5"><text:span text:style-name="Source_20_Text">│ • Shipped robotics <text:s/>│ <text:s text:c="2"/>acquisition <text:s text:c="15"/>│</text:span></text:p>
      <text:p text:style-name="P5"><text:span text:style-name="Source_20_Text">│ <text:s text:c="2"/>products <text:s text:c="9"/>│ • Builds team &amp; culture <text:s text:c="5"/>│</text:span></text:p>
      <text:p text:style-name="P5"><text:span text:style-name="Source_20_Text">│ • Team leadership <text:s text:c="2"/>│ • Critical for scaling <text:s text:c="6"/>│</text:span></text:p>
      <text:p text:style-name="P5"><text:span text:style-name="Source_20_Text">│ • Makes decisions <text:s text:c="2"/>│ <text:s text:c="29"/>│</text:span></text:p>
      <text:p text:style-name="P5"><text:span text:style-name="Source_20_Text">│ <text:s text:c="2"/>under pressure <text:s text:c="3"/>│ <text:s text:c="29"/>│</text:span></text:p>
      <text:p text:style-name="P5"><text:span text:style-name="Source_20_Text">└─────────────────────┴──────────────────────────────┘</text:span></text:p>
      <text:p text:style-name="P5"/>
      <text:p text:style-name="P5"><text:span text:style-name="Source_20_Text">┌────────────────────────────────────────────────────┐</text:span></text:p>
      <text:p text:style-name="P5"><text:span text:style-name="Source_20_Text">│ Core Team (Funded by Seed): <text:s text:c="22"/>│</text:span></text:p>
      <text:p text:style-name="P5"><text:span text:style-name="Source_20_Text">│ • 5-7 Robotics Engineers (locomotion, manipulation)│</text:span></text:p>
      <text:p text:style-name="P5"><text:span text:style-name="Source_20_Text">│ • 3-4 AI/ML Engineers (vision, planning, learning) │</text:span></text:p>
      <text:p text:style-name="P5"><text:span text:style-name="Source_20_Text">│ • 2 Food Scientists (recipes, safety) <text:s text:c="12"/>│</text:span></text:p>
      <text:p text:style-name="P5"><text:span text:style-name="Source_20_Text">│ • 2-3 Operations (BD, customer success) <text:s text:c="10"/>│</text:span></text:p>
      <text:p text:style-name="P6"><text:soft-page-break/><text:span text:style-name="Source_20_Text">└────────────────────────────────────────────────────┘</text:span></text:p>
      <text:p text:style-name="P2"><text:span text:style-name="Strong_20_Emphasis">Hiring Philosophy (bottom):</text:span></text:p>
      <text:p text:style-name="P5"><text:span text:style-name="Source_20_Text">✓ Execution over credentials (shipped products &gt; papers)</text:span></text:p>
      <text:p text:style-name="P5"><text:span text:style-name="Source_20_Text">✓ Pragmatic over perfect (80% solution that works &gt; 100% that's late)</text:span></text:p>
      <text:p text:style-name="P6"><text:span text:style-name="Source_20_Text">✓ Mission-driven culture (building the future of robotics)</text:span></text:p>
      <text:p text:style-name="P2"><text:span text:style-name="Strong_20_Emphasis">Presenter notes:</text:span> "I'm not a robotics PhD, and that's actually an advantage - I see the business opportunity, not just the technical challenge. We'll hire proven executors, not academics."</text:p>
      <text:p text:style-name="P3"/>
      <text:h text:style-name="P4" text:outline-level="2">SLIDE 13: Traction to Date</text:h>
      <text:p text:style-name="P2"><text:span text:style-name="Strong_20_Emphasis">Headline:</text:span> De-Risked: Patent Filed, System Live, Pipeline Building</text:p>
      <text:p text:style-name="P2"><text:span text:style-name="Strong_20_Emphasis">Visual:</text:span> Checklist with status indicators</text:p>
      <text:p text:style-name="P5"><text:span text:style-name="Source_20_Text">✅ TECHNICAL PROOF</text:span></text:p>
      <text:p text:style-name="P5"><text:span text:style-name="Source_20_Text"><text:s text:c="3"/>• AIMn trading system live (200 trades, 403% P&amp;L)</text:span></text:p>
      <text:p text:style-name="P5"><text:span text:style-name="Source_20_Text"><text:s text:c="3"/>• AI-native development methodology validated</text:span></text:p>
      <text:p text:style-name="P5"><text:span text:style-name="Source_20_Text"><text:s text:c="3"/>• Unoptimized system profitable (proves robustness)</text:span></text:p>
      <text:p text:style-name="P5"/>
      <text:p text:style-name="P5"><text:span text:style-name="Source_20_Text">✅ IP PROTECTION</text:span></text:p>
      <text:p text:style-name="P5"><text:span text:style-name="Source_20_Text"><text:s text:c="3"/>• RoboChef provisional patent filed (November 2025)</text:span></text:p>
      <text:p text:style-name="P5"><text:span text:style-name="Source_20_Text"><text:s text:c="3"/>• Encrypted ingredient authorization (core innovation)</text:span></text:p>
      <text:p text:style-name="P5"><text:span text:style-name="Source_20_Text"><text:s text:c="3"/>• 45-page detailed application (prosecution underway)</text:span></text:p>
      <text:p text:style-name="P5"/>
      <text:p text:style-name="P5"><text:span text:style-name="Source_20_Text">✅ STRATEGIC VISION</text:span></text:p>
      <text:p text:style-name="P5"><text:span text:style-name="Source_20_Text"><text:s text:c="3"/>• HOS platform architecture documented (45 pages)</text:span></text:p>
      <text:p text:style-name="P5"><text:span text:style-name="Source_20_Text"><text:s text:c="3"/>• Market analysis complete (military → commercial → consumer)</text:span></text:p>
      <text:p text:style-name="P5"><text:span text:style-name="Source_20_Text"><text:s text:c="3"/>• Platform economics modeled (OS layer value capture)</text:span></text:p>
      <text:p text:style-name="P5"/>
      <text:p text:style-name="P5"><text:span text:style-name="Source_20_Text">✅ MARKET VALIDATION (Early)</text:span></text:p>
      <text:p text:style-name="P5"><text:span text:style-name="Source_20_Text"><text:s text:c="3"/>• Restaurant industry research (labor shortage confirmed)</text:span></text:p>
      <text:p text:style-name="P5"><text:span text:style-name="Source_20_Text"><text:s text:c="3"/>• Preliminary conversations with [X] restaurant groups</text:span></text:p>
      <text:p text:style-name="P5"><text:span text:style-name="Source_20_Text"><text:s text:c="3"/>• Food service partners interested in pilots</text:span></text:p>
      <text:p text:style-name="P5"/>
      <text:p text:style-name="P5"><text:span text:style-name="Source_20_Text"> IN PROGRESS</text:span></text:p>
      <text:p text:style-name="P5"><text:span text:style-name="Source_20_Text"><text:s text:c="3"/>• Fundraising ($8M seed round)</text:span></text:p>
      <text:p text:style-name="P5"><text:span text:style-name="Source_20_Text"><text:s text:c="3"/>• CTO recruitment (active search)</text:span></text:p>
      <text:p text:style-name="P6"><text:span text:style-name="Source_20_Text"><text:s text:c="3"/>• Prototype CAD designs (initial concepts)</text:span></text:p>
      <text:p text:style-name="P2"><text:span text:style-name="Strong_20_Emphasis">Key Message:</text:span> "Most hardware startups raise seed with just CAD files. We have live proof of execution AND patent protection."</text:p>
      <text:p text:style-name="P2"><text:span text:style-name="Strong_20_Emphasis">Presenter notes:</text:span> "The AIMn system is our unfair advantage - it proves I don't just talk, I ship. That dramatically reduces execution risk."</text:p>
      <text:p text:style-name="P3"/>
      <text:h text:style-name="P4" text:outline-level="2">SLIDE 14: Financial Projections - 18 Months</text:h>
      <text:p text:style-name="P2"><text:span text:style-name="Strong_20_Emphasis">Headline:</text:span> $1M Revenue, Path to Profitability Clear</text:p>
      <text:p text:style-name="P2"><text:span text:style-name="Strong_20_Emphasis">Visual:</text:span> Financial summary table + burn rate chart</text:p>
      <text:p text:style-name="P5"><text:span text:style-name="Source_20_Text">18-Month Projections (Seed Round):</text:span></text:p>
      <text:p text:style-name="P5"><text:span text:style-name="Source_20_Text">┌────────────────┬─────────┬─────────┬──────────┐</text:span></text:p>
      <text:p text:style-name="P5"><text:span text:style-name="Source_20_Text">│ <text:s text:c="15"/>│ Month 6 │Month 12 │ Month 18 │</text:span></text:p>
      <text:p text:style-name="P5"><text:span text:style-name="Source_20_Text">├────────────────┼─────────┼─────────┼──────────┤</text:span></text:p>
      <text:p text:style-name="P5"><text:span text:style-name="Source_20_Text">│ Prototypes <text:s text:c="4"/>│ <text:s text:c="3"/>1 <text:s text:c="3"/>│ <text:s text:c="3"/>3 <text:s text:c="3"/>│ <text:s text:c="4"/>3 <text:s text:c="3"/>│</text:span></text:p>
      <text:p text:style-name="P5"><text:span text:style-name="Source_20_Text">│ Restaurants <text:s text:c="3"/>│ <text:s text:c="3"/>0 <text:s text:c="3"/>│ <text:s text:c="3"/>3 <text:s text:c="3"/>│ <text:s text:c="4"/>3 <text:s text:c="3"/>│</text:span></text:p>
      <text:p text:style-name="P5"><text:span text:style-name="Source_20_Text">│ Cum. Revenue <text:s text:c="2"/>│ <text:s text:c="2"/>$0 <text:s text:c="3"/>│ <text:s/>$210K <text:s/>│ <text:s text:c="2"/>$1M+ <text:s text:c="2"/>│</text:span></text:p>
      <text:p text:style-name="P5"><text:span text:style-name="Source_20_Text">│ Monthly Burn <text:s text:c="2"/>│ <text:s/>$420K <text:s/>│ <text:s/>$500K <text:s/>│ <text:s/>$400K <text:s text:c="2"/>│</text:span></text:p>
      <text:p text:style-name="P5"><text:span text:style-name="Source_20_Text">│ Team Size <text:s text:c="5"/>│ <text:s text:c="3"/>8 <text:s text:c="3"/>│ <text:s text:c="2"/>12 <text:s text:c="3"/>│ <text:s text:c="3"/>14 <text:s text:c="3"/>│</text:span></text:p>
      <text:p text:style-name="P5"><text:span text:style-name="Source_20_Text">│ Valuation Est. │ $30-40M │ $60-80M │$80-150M <text:s/>│</text:span></text:p>
      <text:p text:style-name="P5"><text:span text:style-name="Source_20_Text">└────────────────┴─────────┴─────────┴──────────┘</text:span></text:p>
      <text:p text:style-name="P5"/>
      <text:p text:style-name="P5"><text:span text:style-name="Source_20_Text">Annual Run-Rate (Month 18):</text:span></text:p>
      <text:p text:style-name="P5"><text:span text:style-name="Source_20_Text">• Revenue: $1.62M</text:span></text:p>
      <text:p text:style-name="P5"><text:span text:style-name="Source_20_Text">• Gross profit: $567K (35% margin)</text:span></text:p>
      <text:p text:style-name="P6"><text:span text:style-name="Source_20_Text">• Path to profitability: ~40 restaurants (Series A goal)</text:span></text:p>
      <text:p text:style-name="P2"><text:span text:style-name="Strong_20_Emphasis">Burn Rate Chart (visual):</text:span></text:p>
      <text:p text:style-name="P5"><text:span text:style-name="Source_20_Text">Monthly Cash Burn (18 months)</text:span></text:p>
      <text:p text:style-name="P5"><text:span text:style-name="Source_20_Text">$500K ┤ <text:s text:c="4"/>╭─╮</text:span></text:p>
      <text:p text:style-name="P5"><text:span text:style-name="Source_20_Text"><text:s text:c="6"/>│ <text:s text:c="2"/>╭─╯ ╰─╮</text:span></text:p>
      <text:p text:style-name="P5"><text:span text:style-name="Source_20_Text">$400K ┤ ╭─╯ <text:s text:c="4"/>╰─╮</text:span></text:p>
      <text:p text:style-name="P5"><text:span text:style-name="Source_20_Text"><text:s text:c="6"/>│╭╯ <text:s text:c="8"/>╰╮</text:span></text:p>
      <text:p text:style-name="P5"><text:span text:style-name="Source_20_Text">$300K ┼╯ <text:s text:c="10"/>╰─────</text:span></text:p>
      <text:p text:style-name="P5"><text:span text:style-name="Source_20_Text"><text:s text:c="6"/>│</text:span></text:p>
      <text:p text:style-name="P5"><text:span text:style-name="Source_20_Text"><text:s text:c="6"/>└─┬─┬─┬─┬─┬─┬─┬─┬─┬</text:span></text:p>
      <text:p text:style-name="P6"><text:span text:style-name="Source_20_Text"><text:s text:c="7"/>M1 <text:s text:c="2"/>M6 <text:s text:c="2"/>M12 <text:s/>M18</text:span></text:p>
      <text:p text:style-name="P2"><text:span text:style-name="Strong_20_Emphasis">Presenter notes:</text:span> "We're not asking you to fund us to profitability - that's Series A. We're asking you to fund proof that de-risks the next round."</text:p>
      <text:p text:style-name="P3"/>
      <text:h text:style-name="P4" text:outline-level="2"><text:soft-page-break/>SLIDE 15: Return Scenarios - Risk/Reward Analysis</text:h>
      <text:p text:style-name="P2"><text:span text:style-name="Strong_20_Emphasis">Headline:</text:span> Exceptional Returns Across All Scenarios</text:p>
      <text:p text:style-name="P2"><text:span text:style-name="Strong_20_Emphasis">Visual:</text:span> Scenario table with probability weights</text:p>
      <text:p text:style-name="P5"><text:span text:style-name="Source_20_Text">Exit Scenarios (5-7 Year Horizon):</text:span></text:p>
      <text:p text:style-name="P5"><text:span text:style-name="Source_20_Text">┌──────────────┬──────┬───────────┬─────────┬────────┐</text:span></text:p>
      <text:p text:style-name="P5"><text:span text:style-name="Source_20_Text">│ <text:s text:c="2"/>Scenario <text:s text:c="2"/>│ Prob │ Exit Val <text:s/>│ Return <text:s/>│ <text:s/>IRR <text:s text:c="2"/>│</text:span></text:p>
      <text:p text:style-name="P5"><text:span text:style-name="Source_20_Text">├──────────────┼──────┼───────────┼─────────┼────────┤</text:span></text:p>
      <text:p text:style-name="P5"><text:span text:style-name="Source_20_Text">│ Conservative │ 20% <text:s/>│ <text:s text:c="2"/>$300M <text:s text:c="2"/>│ <text:s/>$104M <text:s/>│ <text:s/>65% <text:s text:c="2"/>│</text:span></text:p>
      <text:p text:style-name="P5"><text:span text:style-name="Source_20_Text">│ (RoboChef) <text:s text:c="2"/>│ <text:s text:c="5"/>│ <text:s text:c="10"/>│ <text:s text:c="2"/>13x <text:s text:c="2"/>│ <text:s text:c="7"/>│</text:span></text:p>
      <text:p text:style-name="P5"><text:span text:style-name="Source_20_Text">├──────────────┼──────┼───────────┼─────────┼────────┤</text:span></text:p>
      <text:p text:style-name="P5"><text:span text:style-name="Source_20_Text">│ Base Case <text:s text:c="3"/>│ 60% <text:s/>│ <text:s text:c="3"/>$2B <text:s text:c="3"/>│ <text:s/>$696M <text:s/>│ <text:s/>125% <text:s/>│</text:span></text:p>
      <text:p text:style-name="P5"><text:span text:style-name="Source_20_Text">│ (RoboChef + <text:s/>│ <text:s text:c="5"/>│ <text:s text:c="10"/>│ <text:s text:c="2"/>87x <text:s text:c="2"/>│ <text:s text:c="7"/>│</text:span></text:p>
      <text:p text:style-name="P5"><text:span text:style-name="Source_20_Text">│ <text:s/>HOS tease) <text:s/>│ <text:s text:c="5"/>│ <text:s text:c="10"/>│ <text:s text:c="8"/>│ <text:s text:c="7"/>│</text:span></text:p>
      <text:p text:style-name="P5"><text:span text:style-name="Source_20_Text">├──────────────┼──────┼───────────┼─────────┼────────┤</text:span></text:p>
      <text:p text:style-name="P5"><text:span text:style-name="Source_20_Text">│ Optimistic <text:s text:c="2"/>│ 15% <text:s/>│ <text:s text:c="2"/>$10B <text:s text:c="3"/>│ $3.48B <text:s/>│ <text:s/>175% <text:s/>│</text:span></text:p>
      <text:p text:style-name="P5"><text:span text:style-name="Source_20_Text">│ (HOS wins) <text:s text:c="2"/>│ <text:s text:c="5"/>│ <text:s text:c="10"/>│ <text:s/>435x <text:s text:c="2"/>│ <text:s text:c="7"/>│</text:span></text:p>
      <text:p text:style-name="P5"><text:span text:style-name="Source_20_Text">├──────────────┼──────┼───────────┼─────────┼────────┤</text:span></text:p>
      <text:p text:style-name="P5"><text:span text:style-name="Source_20_Text">│ Moonshot <text:s text:c="4"/>│ <text:s/>5% <text:s/>│ <text:s/>$50B+ <text:s text:c="3"/>│$17.4B+ <text:s/>│ 250%+ <text:s/>│</text:span></text:p>
      <text:p text:style-name="P5"><text:span text:style-name="Source_20_Text">│ (Android- <text:s text:c="3"/>│ <text:s text:c="5"/>│ <text:s text:c="10"/>│ 2,175x+ │ <text:s text:c="7"/>│</text:span></text:p>
      <text:p text:style-name="P5"><text:span text:style-name="Source_20_Text">│ <text:s/>level) <text:s text:c="5"/>│ <text:s text:c="5"/>│ <text:s text:c="10"/>│ <text:s text:c="8"/>│ <text:s text:c="7"/>│</text:span></text:p>
      <text:p text:style-name="P5"><text:span text:style-name="Source_20_Text">└──────────────┴──────┴───────────┴─────────┴────────┘</text:span></text:p>
      <text:p text:style-name="P5"/>
      <text:p text:style-name="P6"><text:span text:style-name="Source_20_Text">Risk-Adjusted Expected Return: 60-90x over 5-7 years</text:span></text:p>
      <text:p text:style-name="P2"><text:span text:style-name="Strong_20_Emphasis">Series A Markup (bottom callout):</text:span></text:p>
      <text:p text:style-name="P5"><text:span text:style-name="Source_20_Text">┌────────────────────────────────────────────┐</text:span></text:p>
      <text:p text:style-name="P5"><text:span text:style-name="Source_20_Text">│ 18-Month Markup (Series A): <text:s text:c="14"/>│</text:span></text:p>
      <text:p text:style-name="P5"><text:span text:style-name="Source_20_Text">│ • Conservative: 1.7-2.6x <text:s text:c="18"/>│</text:span></text:p>
      <text:p text:style-name="P5"><text:span text:style-name="Source_20_Text">│ • Base Case: 3.5-6.5x <text:s text:c="21"/>│</text:span></text:p>
      <text:p text:style-name="P5"><text:span text:style-name="Source_20_Text">│ • Best Case: 6.5-8.7x <text:s text:c="21"/>│</text:span></text:p>
      <text:p text:style-name="P5"><text:span text:style-name="Source_20_Text">│ <text:s text:c="43"/>│</text:span></text:p>
      <text:p text:style-name="P5"><text:span text:style-name="Source_20_Text">│ Even the "failure" case returns 13x <text:s text:c="7"/>│</text:span></text:p>
      <text:p text:style-name="P6"><text:span text:style-name="Source_20_Text">└────────────────────────────────────────────┘</text:span></text:p>
      <text:p text:style-name="P2"><text:span text:style-name="Strong_20_Emphasis">Key Message:</text:span> "Even if HOS never happens and we're just RoboChef, it's still a 13x return. The upside is the platform potential."</text:p>
      <text:p text:style-name="P2"><text:span text:style-name="Strong_20_Emphasis">Presenter notes:</text:span> "Most seed investments: 10x or zero. We're offering: 13x minimum, 87x likely, 435x possible. Risk/reward is exceptional."</text:p>
      <text:p text:style-name="P3"/>
      <text:h text:style-name="P4" text:outline-level="2">SLIDE 16: Comparable Companies - We're Undervalued</text:h>
      <text:p text:style-name="P2"><text:span text:style-name="Strong_20_Emphasis">Headline:</text:span> Capital Efficiency Proves Our Advantage</text:p>
      <text:p text:style-name="P2"><text:span text:style-name="Strong_20_Emphasis">Visual:</text:span> Comparison table</text:p>
      <text:p text:style-name="P5"><text:span text:style-name="Source_20_Text">Robotics Company Benchmarks:</text:span></text:p>
      <text:p text:style-name="P5"><text:span text:style-name="Source_20_Text">┌────────────┬─────────┬──────────┬─────────┬────────┐</text:span></text:p>
      <text:p text:style-name="P5"><text:span text:style-name="Source_20_Text">│ <text:s/>Company <text:s text:c="2"/>│ Funding │ Time to <text:s/>│ <text:s/>Seed <text:s text:c="2"/>│Current │</text:span></text:p>
      <text:p text:style-name="P5"><text:span text:style-name="Source_20_Text">│ <text:s text:c="11"/>│ to $1M <text:s/>│ <text:s text:c="2"/>$1M <text:s text:c="3"/>│ <text:s/>Val <text:s text:c="3"/>│ <text:s/>Val <text:s text:c="2"/>│</text:span></text:p>
      <text:p text:style-name="P5"><text:span text:style-name="Source_20_Text">│ <text:s text:c="11"/>│ Revenue │ Revenue <text:s/>│ <text:s text:c="8"/>│ <text:s text:c="7"/>│</text:span></text:p>
      <text:p text:style-name="P5"><text:span text:style-name="Source_20_Text">├────────────┼─────────┼──────────┼─────────┼────────┤</text:span></text:p>
      <text:p text:style-name="P5"><text:span text:style-name="Source_20_Text">│ RoboChef <text:s text:c="2"/>│ <text:s text:c="2"/>$8M <text:s text:c="2"/>│18 months │ <text:s/>$23M <text:s text:c="2"/>│ <text:s/>TBD <text:s text:c="2"/>│</text:span></text:p>
      <text:p text:style-name="P5"><text:span text:style-name="Source_20_Text">│ (us) <text:s text:c="6"/>│ <text:s/>8:1 <text:s text:c="3"/>│ <text:s text:c="9"/>│ <text:s text:c="8"/>│ <text:s text:c="7"/>│</text:span></text:p>
      <text:p text:style-name="P5"><text:span text:style-name="Source_20_Text">├────────────┼─────────┼──────────┼─────────┼────────┤</text:span></text:p>
      <text:p text:style-name="P5"><text:span text:style-name="Source_20_Text">│ Typical <text:s text:c="3"/>│ $15-25M │ 3-5 yrs <text:s/>│$15-30M <text:s/>│ Often <text:s/>│</text:span></text:p>
      <text:p text:style-name="P5"><text:span text:style-name="Source_20_Text">│ Robotics <text:s text:c="2"/>│ 15-25:1 │ <text:s text:c="9"/>│ <text:s text:c="8"/>│ <text:s/>fail <text:s/>│</text:span></text:p>
      <text:p text:style-name="P5"><text:span text:style-name="Source_20_Text">├────────────┼─────────┼──────────┼─────────┼────────┤</text:span></text:p>
      <text:p text:style-name="P5"><text:span text:style-name="Source_20_Text">│ Figure AI <text:s/>│ $700M+ <text:s/>│ 2+ yrs <text:s text:c="2"/>│ <text:s text:c="2"/>N/A <text:s text:c="2"/>│ $2.6B <text:s/>│</text:span></text:p>
      <text:p text:style-name="P5"><text:span text:style-name="Source_20_Text">│ <text:s text:c="11"/>│ No rev <text:s/>│(minimal) │ <text:s text:c="8"/>│ <text:s text:c="7"/>│</text:span></text:p>
      <text:p text:style-name="P5"><text:span text:style-name="Source_20_Text">├────────────┼─────────┼──────────┼─────────┼────────┤</text:span></text:p>
      <text:p text:style-name="P5"><text:span text:style-name="Source_20_Text">│ Boston <text:s text:c="4"/>│ $500M+ <text:s/>│ 10+ yrs <text:s/>│ <text:s text:c="2"/>N/A <text:s text:c="2"/>│ $880M <text:s/>│</text:span></text:p>
      <text:p text:style-name="P5"><text:span text:style-name="Source_20_Text">│ Dynamics <text:s text:c="2"/>│ <text:s text:c="8"/>│ <text:s text:c="9"/>│ <text:s text:c="8"/>│ (sale) │</text:span></text:p>
      <text:p text:style-name="P5"><text:span text:style-name="Source_20_Text">└────────────┴─────────┴──────────┴─────────┴────────┘</text:span></text:p>
      <text:p text:style-name="P5"/>
      <text:p text:style-name="P5"><text:span text:style-name="Source_20_Text">Our Advantage:</text:span></text:p>
      <text:p text:style-name="P5"><text:span text:style-name="Source_20_Text">✓ 8x more capital efficient than industry average</text:span></text:p>
      <text:p text:style-name="P5"><text:span text:style-name="Source_20_Text">✓ 3x faster to revenue than competitors</text:span></text:p>
      <text:p text:style-name="P6"><text:span text:style-name="Source_20_Text">✓ Lower valuation = more upside for investors</text:span></text:p>
      <text:p text:style-name="P2"><text:span text:style-name="Strong_20_Emphasis">Bottom text:</text:span> "We're asking for 1/10th what Figure AI raised, and we'll get to revenue 2x faster."</text:p>
      <text:p text:style-name="P2"><text:span text:style-name="Strong_20_Emphasis">Presenter notes:</text:span> "The robotics space is overvalued right now - companies raising hundreds of millions with no revenue. We're the efficient capital play."</text:p>
      <text:p text:style-name="P3"/>
      <text:h text:style-name="P4" text:outline-level="2">SLIDE 17: Why Now? - The Window Is Closing</text:h>
      <text:p text:style-name="P2"><text:span text:style-name="Strong_20_Emphasis">Headline:</text:span> First-Mover Advantage: 18-24 Month Window</text:p>
      <text:p text:style-name="P2"><text:span text:style-name="Strong_20_Emphasis">Visual:</text:span> Timeline showing competitive landscape</text:p>
      <text:p text:style-name="P5"><text:span text:style-name="Source_20_Text">2025: Hardware Arrives (NOW)</text:span></text:p>
      <text:p text:style-name="P5"><text:span text:style-name="Source_20_Text">├─ Tesla Optimus shipping</text:span></text:p>
      <text:p text:style-name="P5"><text:span text:style-name="Source_20_Text">├─ Figure 01 deploying</text:span></text:p>
      <text:p text:style-name="P5"><text:soft-page-break/><text:span text:style-name="Source_20_Text">├─ Chinese humanoids (Unitree, UBTECH)</text:span></text:p>
      <text:p text:style-name="P5"><text:span text:style-name="Source_20_Text">└─ NO DOMINANT OS YET ← We are here</text:span></text:p>
      <text:p text:style-name="P5"/>
      <text:p text:style-name="P5"><text:span text:style-name="Source_20_Text">2026-2027: OS Race Begins</text:span></text:p>
      <text:p text:style-name="P5"><text:span text:style-name="Source_20_Text">├─ Multiple companies realize platform opportunity</text:span></text:p>
      <text:p text:style-name="P5"><text:span text:style-name="Source_20_Text">├─ First OS attempts launched</text:span></text:p>
      <text:p text:style-name="P5"><text:span text:style-name="Source_20_Text">├─ Market begins to consolidate</text:span></text:p>
      <text:p text:style-name="P5"><text:span text:style-name="Source_20_Text">└─ Early adopters choose platforms</text:span></text:p>
      <text:p text:style-name="P5"/>
      <text:p text:style-name="P5"><text:span text:style-name="Source_20_Text">2028-2030: Winner Emerges</text:span></text:p>
      <text:p text:style-name="P5"><text:span text:style-name="Source_20_Text">├─ Network effects lock in leading platform</text:span></text:p>
      <text:p text:style-name="P5"><text:span text:style-name="Source_20_Text">├─ "Android moment" - dominant OS established</text:span></text:p>
      <text:p text:style-name="P5"><text:span text:style-name="Source_20_Text">├─ Late entrants cannot compete</text:span></text:p>
      <text:p text:style-name="P5"><text:span text:style-name="Source_20_Text">└─ Ecosystem built around winner</text:span></text:p>
      <text:p text:style-name="P5"/>
      <text:p text:style-name="P5"><text:span text:style-name="Source_20_Text">┌──────────────────────────────────────────────┐</text:span></text:p>
      <text:p text:style-name="P5"><text:span text:style-name="Source_20_Text">│ THE WINDOW: 18-24 months to become standard <text:s/>│</text:span></text:p>
      <text:p text:style-name="P5"><text:span text:style-name="Source_20_Text">│ <text:s text:c="45"/>│</text:span></text:p>
      <text:p text:style-name="P5"><text:span text:style-name="Source_20_Text">│ After that, network effects make it <text:s text:c="9"/>│</text:span></text:p>
      <text:p text:style-name="P5"><text:span text:style-name="Source_20_Text">│ nearly impossible for late entrants to win. <text:s/>│</text:span></text:p>
      <text:p text:style-name="P5"><text:span text:style-name="Source_20_Text">│ <text:s text:c="45"/>│</text:span></text:p>
      <text:p text:style-name="P5"><text:span text:style-name="Source_20_Text">│ This is why SPEED is our primary moat. <text:s text:c="5"/>│</text:span></text:p>
      <text:p text:style-name="P6"><text:span text:style-name="Source_20_Text">└──────────────────────────────────────────────┘</text:span></text:p>
      <text:p text:style-name="P2"><text:span text:style-name="Strong_20_Emphasis">Competitive Actions (bottom):</text:span></text:p>
      <text:p text:style-name="P5"><text:span text:style-name="Source_20_Text">✓ Tesla: Building proprietary (closed ecosystem)</text:span></text:p>
      <text:p text:style-name="P5"><text:span text:style-name="Source_20_Text">✓ Figure: Focused on hardware, no clear OS strategy</text:span></text:p>
      <text:p text:style-name="P5"><text:span text:style-name="Source_20_Text">✓ Chinese: Government-backed but isolated globally</text:span></text:p>
      <text:p text:style-name="P5"><text:span text:style-name="Source_20_Text">✓ ROS: Open-source but fragmented, no business model</text:span></text:p>
      <text:p text:style-name="P5"/>
      <text:p text:style-name="P6"><text:span text:style-name="Source_20_Text">→ NO ONE has the open + commercial platform play yet</text:span></text:p>
      <text:p text:style-name="P2"><text:span text:style-name="Strong_20_Emphasis">Key Message:</text:span> "In 2005, every VC passed on Android except a few. Those who saw it made 100x+. This is that moment."</text:p>
      <text:p text:style-name="P2"><text:span text:style-name="Strong_20_Emphasis">Presenter notes:</text:span> "The hardware is ready. The market demand exists. The only question is: who builds the OS? We have 18-24 months to win this race."</text:p>
      <text:p text:style-name="P3"/>
      <text:h text:style-name="P4" text:outline-level="2">SLIDE 18: The Close - Partner With Us</text:h>
      <text:p text:style-name="P2"><text:span text:style-name="Strong_20_Emphasis">Headline:</text:span> Join Us in Building the Future</text:p>
      <text:p text:style-name="P2"><text:span text:style-name="Strong_20_Emphasis">Visual:</text:span> Split design - left side shows vision, right shows the ask</text:p>
      <text:p text:style-name="P5"><text:span text:style-name="Source_20_Text">LEFT SIDE (The Vision):</text:span></text:p>
      <text:p text:style-name="P5"/>
      <text:p text:style-name="P5"><text:span text:style-name="Source_20_Text">Where We're Going:</text:span></text:p>
      <text:p text:style-name="P5"><text:span text:style-name="Source_20_Text">┌────────────────────────────────────┐</text:span></text:p>
      <text:p text:style-name="P5"><text:span text:style-name="Source_20_Text">│ 2026: RoboChef in 100 restaurants <text:s/>│</text:span></text:p>
      <text:p text:style-name="P5"><text:span text:style-name="Source_20_Text">│ 2028: HOS on multiple humanoid <text:s text:c="4"/>│</text:span></text:p>
      <text:p text:style-name="P5"><text:span text:style-name="Source_20_Text">│ <text:s text:c="6"/>platforms (Tesla, Figure) <text:s text:c="3"/>│</text:span></text:p>
      <text:p text:style-name="P5"><text:span text:style-name="Source_20_Text">│ 2030: 100,000+ humanoids running <text:s text:c="2"/>│</text:span></text:p>
      <text:p text:style-name="P5"><text:span text:style-name="Source_20_Text">│ <text:s text:c="6"/>HOS globally <text:s text:c="16"/>│</text:span></text:p>
      <text:p text:style-name="P5"><text:span text:style-name="Source_20_Text">│ 2035: Trillion-dollar ecosystem <text:s text:c="3"/>│</text:span></text:p>
      <text:p text:style-name="P5"><text:span text:style-name="Source_20_Text">└────────────────────────────────────┘</text:span></text:p>
      <text:p text:style-name="P5"/>
      <text:p text:style-name="P5"><text:span text:style-name="Source_20_Text">RIGHT SIDE (The Ask):</text:span></text:p>
      <text:p text:style-name="P5"/>
      <text:p text:style-name="P5"><text:span text:style-name="Source_20_Text">What We Need From You:</text:span></text:p>
      <text:p text:style-name="P5"><text:span text:style-name="Source_20_Text">┌────────────────────────────────────┐</text:span></text:p>
      <text:p text:style-name="P5"><text:span text:style-name="Source_20_Text">│ Capital: $8M seed investment <text:s text:c="6"/>│</text:span></text:p>
      <text:p text:style-name="P5"><text:span text:style-name="Source_20_Text">│ Network: Restaurant/robotics intros│</text:span></text:p>
      <text:p text:style-name="P5"><text:span text:style-name="Source_20_Text">│ Guidance: Board seat, strategic <text:s text:c="3"/>│</text:span></text:p>
      <text:p text:style-name="P5"><text:span text:style-name="Source_20_Text">│ <text:s text:c="10"/>advice <text:s text:c="18"/>│</text:span></text:p>
      <text:p text:style-name="P5"><text:span text:style-name="Source_20_Text">│ Support: Help recruit CTO &amp; team <text:s text:c="2"/>│</text:span></text:p>
      <text:p text:style-name="P5"><text:span text:style-name="Source_20_Text">└────────────────────────────────────┘</text:span></text:p>
      <text:p text:style-name="P5"/>
      <text:p text:style-name="P5"><text:span text:style-name="Source_20_Text">What You Get:</text:span></text:p>
      <text:p text:style-name="P5"><text:span text:style-name="Source_20_Text">┌────────────────────────────────────┐</text:span></text:p>
      <text:p text:style-name="P5"><text:span text:style-name="Source_20_Text">│ • 34.8% of company <text:s text:c="16"/>│</text:span></text:p>
      <text:p text:style-name="P5"><text:span text:style-name="Source_20_Text">│ • 3.5-6.5x in 18 months (Series A) │</text:span></text:p>
      <text:p text:style-name="P5"><text:span text:style-name="Source_20_Text">│ • 60-90x in 5-7 years (expected) <text:s text:c="2"/>│</text:span></text:p>
      <text:p text:style-name="P5"><text:span text:style-name="Source_20_Text">│ • Platform exposure (not just <text:s text:c="5"/>│</text:span></text:p>
      <text:p text:style-name="P5"><text:span text:style-name="Source_20_Text">│ <text:s text:c="2"/>hardware) <text:s text:c="23"/>│</text:span></text:p>
      <text:p text:style-name="P6"><text:span text:style-name="Source_20_Text">└────────────────────────────────────┘</text:span></text:p>
      <text:p text:style-name="P2"><text:span text:style-name="Strong_20_Emphasis">Bottom quote:</text:span></text:p>
      <text:p text:style-name="P5"><text:span text:style-name="Source_20_Text">"In 2005, Google bought Android for $50M. Today it's worth $200B+.</text:span></text:p>
      <text:p text:style-name="P5"><text:span text:style-name="Source_20_Text"><text:s/>The humanoid OS opportunity is bigger. And the window is NOW."</text:span></text:p>
      <text:p text:style-name="P6"><text:span text:style-name="Source_20_Text"><text:s text:c="52"/>- Meir Niv</text:span></text:p>
      <text:p text:style-name="P2"><text:span text:style-name="Strong_20_Emphasis">Presenter notes:</text:span> "I'm not just asking for money - I'm offering you the Android moment of robotics. Are you in?"</text:p>
      <text:p text:style-name="P3"/>
      <text:h text:style-name="P4" text:outline-level="2"><text:soft-page-break/>SLIDE 19: Next Steps &amp; Contact</text:h>
      <text:p text:style-name="P2"><text:span text:style-name="Strong_20_Emphasis">Headline:</text:span> Let's Build This Together</text:p>
      <text:p text:style-name="P2"><text:span text:style-name="Strong_20_Emphasis">Visual:</text:span> Clear action items + contact info</text:p>
      <text:p text:style-name="P5"><text:span text:style-name="Source_20_Text">IMMEDIATE NEXT STEPS:</text:span></text:p>
      <text:p text:style-name="P5"/>
      <text:p text:style-name="P5"><text:span text:style-name="Source_20_Text">For Interested Investors:</text:span></text:p>
      <text:p text:style-name="P5"><text:span text:style-name="Source_20_Text">┌──────────────────────────────────────────────┐</text:span></text:p>
      <text:p text:style-name="P5"><text:span text:style-name="Source_20_Text">│ 1. Deep Dive Meeting (2 hours) <text:s text:c="14"/>│</text:span></text:p>
      <text:p text:style-name="P5"><text:span text:style-name="Source_20_Text">│ <text:s text:c="3"/>• Live AIMn demo <text:s text:c="25"/>│</text:span></text:p>
      <text:p text:style-name="P5"><text:span text:style-name="Source_20_Text">│ <text:s text:c="3"/>• RoboChef patent walkthrough <text:s text:c="12"/>│</text:span></text:p>
      <text:p text:style-name="P5"><text:span text:style-name="Source_20_Text">│ <text:s text:c="3"/>• Q&amp;A with founder <text:s text:c="23"/>│</text:span></text:p>
      <text:p text:style-name="P5"><text:span text:style-name="Source_20_Text">│ <text:s text:c="45"/>│</text:span></text:p>
      <text:p text:style-name="P5"><text:span text:style-name="Source_20_Text">│ 2. Due Diligence Materials <text:s text:c="18"/>│</text:span></text:p>
      <text:p text:style-name="P5"><text:span text:style-name="Source_20_Text">│ <text:s text:c="3"/>• Full business plan (Israeli/SV versions)│</text:span></text:p>
      <text:p text:style-name="P5"><text:span text:style-name="Source_20_Text">│ <text:s text:c="3"/>• 18-month financial model <text:s text:c="15"/>│</text:span></text:p>
      <text:p text:style-name="P5"><text:span text:style-name="Source_20_Text">│ <text:s text:c="3"/>• Technical architecture docs <text:s text:c="12"/>│</text:span></text:p>
      <text:p text:style-name="P5"><text:span text:style-name="Source_20_Text">│ <text:s text:c="45"/>│</text:span></text:p>
      <text:p text:style-name="P5"><text:span text:style-name="Source_20_Text">│ 3. Reference Calls <text:s text:c="26"/>│</text:span></text:p>
      <text:p text:style-name="P5"><text:span text:style-name="Source_20_Text">│ <text:s text:c="3"/>• Technical advisors <text:s text:c="21"/>│</text:span></text:p>
      <text:p text:style-name="P5"><text:span text:style-name="Source_20_Text">│ <text:s text:c="3"/>• Industry experts <text:s text:c="23"/>│</text:span></text:p>
      <text:p text:style-name="P5"><text:span text:style-name="Source_20_Text">│ <text:s text:c="3"/>• Past colleagues <text:s text:c="24"/>│</text:span></text:p>
      <text:p text:style-name="P5"><text:span text:style-name="Source_20_Text">│ <text:s text:c="45"/>│</text:span></text:p>
      <text:p text:style-name="P5"><text:span text:style-name="Source_20_Text">│ 4. Term Sheet (if mutual interest) <text:s text:c="10"/>│</text:span></text:p>
      <text:p text:style-name="P5"><text:span text:style-name="Source_20_Text">│ <text:s text:c="3"/>• Target close: 4-6 weeks <text:s text:c="16"/>│</text:span></text:p>
      <text:p text:style-name="P5"><text:span text:style-name="Source_20_Text">└──────────────────────────────────────────────┘</text:span></text:p>
      <text:p text:style-name="P5"/>
      <text:p text:style-name="P5"><text:span text:style-name="Source_20_Text">Timeline:</text:span></text:p>
      <text:p text:style-name="P5"><text:span text:style-name="Source_20_Text">• Meeting with 5-7 firms over next 4 weeks</text:span></text:p>
      <text:p text:style-name="P5"><text:span text:style-name="Source_20_Text">• Rolling closes (first $4M, then $4M)</text:span></text:p>
      <text:p text:style-name="P6"><text:span text:style-name="Source_20_Text">• Target final close: [Date]</text:span></text:p>
      <text:p text:style-name="P2"><text:span text:style-name="Strong_20_Emphasis">Contact Information:</text:span></text:p>
      <text:p text:style-name="P5"><text:span text:style-name="Source_20_Text">┌──────────────────────────────────────────────┐</text:span></text:p>
      <text:p text:style-name="P5"><text:span text:style-name="Source_20_Text">│ MEIR NIV <text:s text:c="36"/>│</text:span></text:p>
      <text:p text:style-name="P5"><text:span text:style-name="Source_20_Text">│ Founder &amp; CEO, RoboChef <text:s text:c="20"/>│</text:span></text:p>
      <text:p text:style-name="P5"><text:span text:style-name="Source_20_Text">│ <text:s text:c="45"/>│</text:span></text:p>
      <text:p text:style-name="P5"><text:span text:style-name="Source_20_Text">│ 📱 Phone: [Your Number] <text:s text:c="21"/>│</text:span></text:p>
      <text:p text:style-name="P5"><text:span text:style-name="Source_20_Text">│ ✉️ <text:s/>Email: [Your Email] <text:s text:c="21"/>│</text:span></text:p>
      <text:p text:style-name="P5"><text:span text:style-name="Source_20_Text">│ 🌐 AIMn System: meirniv.pythonanywhere.com <text:s text:c="2"/>│</text:span></text:p>
      <text:p text:style-name="P5"><text:span text:style-name="Source_20_Text">│ 📄 Deck: [Link if hosted online] <text:s text:c="12"/>│</text:span></text:p>
      <text:p text:style-name="P6"><text:span text:style-name="Source_20_Text">└──────────────────────────────────────────────┘</text:span></text:p>
      <text:p text:style-name="P2"><text:span text:style-name="Strong_20_Emphasis">Presenter notes:</text:span> "Thank you for your time. I know you see a lot of pitches. What makes this different is: I've proven I execute, the market timing is perfect, and the returns are exceptional. Let's talk about next steps."</text:p>
      <text:p text:style-name="P3"/>
      <text:h text:style-name="P4" text:outline-level="2">APPENDIX SLIDES (Optional - Have Ready for Q&amp;A)</text:h>
      <text:h text:style-name="P13" text:outline-level="3">APPENDIX A: Detailed Financial Model</text:h>
      <text:p text:style-name="P2"><text:span text:style-name="Strong_20_Emphasis">Monthly cash flow breakdown, 18-month projection table</text:span></text:p>
      <text:h text:style-name="P13" text:outline-level="3">APPENDIX B: Technical Architecture</text:h>
      <text:p text:style-name="P2"><text:span text:style-name="Strong_20_Emphasis">HOS platform layers, sensor integration, AI/ML stack</text:span></text:p>
      <text:h text:style-name="P13" text:outline-level="3">APPENDIX C: Patent Details</text:h>
      <text:p text:style-name="P2"><text:span text:style-name="Strong_20_Emphasis">Key claims, competitive differentiation, prosecution timeline</text:span></text:p>
      <text:h text:style-name="P13" text:outline-level="3">APPENDIX D: Market Research</text:h>
      <text:p text:style-name="P2"><text:span text:style-name="Strong_20_Emphasis">Restaurant industry data, labor statistics, adoption curves</text:span></text:p>
      <text:h text:style-name="P13" text:outline-level="3">APPENDIX E: Team Bios</text:h>
      <text:p text:style-name="P2"><text:span text:style-name="Strong_20_Emphasis">Detailed backgrounds of founder + key advisor</text:span></text:p>
      <text:h text:style-name="P13" text:outline-level="3">APPENDIX F: Risk Mitigation</text:h>
      <text:p text:style-name="P2"><text:span text:style-name="Strong_20_Emphasis">Detailed risk analysis + mitigation strategies</text:span></text:p>
      <text:h text:style-name="P13" text:outline-level="3">APPENDIX G: Competitive Landscape</text:h>
      <text:p text:style-name="P2"><text:span text:style-name="Strong_20_Emphasis">Deep dive on Tesla, Figure, Chinese companies, ROS</text:span></text:p>
      <text:h text:style-name="P13" text:outline-level="3">APPENDIX H: Go-to-Market Strategy</text:h>
      <text:p text:style-name="P2"><text:span text:style-name="Strong_20_Emphasis">Restaurant acquisition playbook, pilot partner criteria</text:span></text:p>
      <text:p text:style-name="P3"><text:soft-page-break/></text:p>
      <text:h text:style-name="P4" text:outline-level="2">DESIGN GUIDELINES</text:h>
      <text:h text:style-name="P13" text:outline-level="3">Overall Aesthetic:</text:h>
      <text:list text:style-name="L4">
        <text:list-item>
          <text:p text:style-name="P14"><text:span text:style-name="Strong_20_Emphasis">Clean, modern, tech-forward</text:span> (not academic or cluttered) </text:p>
        </text:list-item>
        <text:list-item>
          <text:p text:style-name="P14"><text:span text:style-name="Strong_20_Emphasis">Professional but not sterile</text:span> (show personality) </text:p>
        </text:list-item>
        <text:list-item>
          <text:p text:style-name="P14"><text:span text:style-name="Strong_20_Emphasis">Data-driven</text:span> (charts, metrics, proof points) </text:p>
        </text:list-item>
        <text:list-item>
          <text:p text:style-name="P15"><text:span text:style-name="Strong_20_Emphasis">Visual hierarchy</text:span> (headlines → data → takeaways) </text:p>
        </text:list-item>
      </text:list>
      <text:h text:style-name="P13" text:outline-level="3">Color Palette Suggestions:</text:h>
      <text:list text:style-name="L5">
        <text:list-item>
          <text:p text:style-name="P16"><text:span text:style-name="Strong_20_Emphasis">Primary:</text:span> Deep blue or purple (tech, trustworthy) </text:p>
        </text:list-item>
        <text:list-item>
          <text:p text:style-name="P16"><text:span text:style-name="Strong_20_Emphasis">Accent:</text:span> Orange or green (energy, growth) </text:p>
        </text:list-item>
        <text:list-item>
          <text:p text:style-name="P16"><text:span text:style-name="Strong_20_Emphasis">Neutral:</text:span> Gray, white (clean backgrounds) </text:p>
        </text:list-item>
        <text:list-item>
          <text:p text:style-name="P17"><text:span text:style-name="Strong_20_Emphasis">Data viz:</text:span> Contrasting colors for charts </text:p>
        </text:list-item>
      </text:list>
      <text:h text:style-name="P13" text:outline-level="3">Typography:</text:h>
      <text:list text:style-name="L6">
        <text:list-item>
          <text:p text:style-name="P18"><text:span text:style-name="Strong_20_Emphasis">Headlines:</text:span> Bold, sans-serif (Helvetica, Montserrat, Inter) </text:p>
        </text:list-item>
        <text:list-item>
          <text:p text:style-name="P18"><text:span text:style-name="Strong_20_Emphasis">Body text:</text:span> Clean, readable (Open Sans, Roboto) </text:p>
        </text:list-item>
        <text:list-item>
          <text:p text:style-name="P19"><text:span text:style-name="Strong_20_Emphasis">Data:</text:span> Monospace for numbers (to make them stand out) </text:p>
        </text:list-item>
      </text:list>
      <text:h text:style-name="P13" text:outline-level="3">Image Strategy:</text:h>
      <text:list text:style-name="L7">
        <text:list-item>
          <text:p text:style-name="P20"><text:span text:style-name="Strong_20_Emphasis">Use actual screenshots</text:span> (AIMn system - this is your proof!) </text:p>
        </text:list-item>
        <text:list-item>
          <text:p text:style-name="P20"><text:span text:style-name="Strong_20_Emphasis">Conceptual renderings</text:span> for RoboChef (if no real photos yet) </text:p>
        </text:list-item>
        <text:list-item>
          <text:p text:style-name="P20"><text:span text:style-name="Strong_20_Emphasis">Icons</text:span> for features/benefits (makes slides scannable) </text:p>
        </text:list-item>
        <text:list-item>
          <text:p text:style-name="P20"><text:span text:style-name="Strong_20_Emphasis">Charts/graphs</text:span> for data (not just tables) </text:p>
        </text:list-item>
        <text:list-item>
          <text:p text:style-name="P21"><text:span text:style-name="Strong_20_Emphasis">Minimal stock photos</text:span> (they cheapen the deck) </text:p>
        </text:list-item>
      </text:list>
      <text:h text:style-name="P13" text:outline-level="3">Key Slides to Perfect:</text:h>
      <text:list text:style-name="L8">
        <text:list-item>
          <text:p text:style-name="P22"><text:span text:style-name="Strong_20_Emphasis">Slide 3</text:span> (AIMn proof) - This is your credibility anchor </text:p>
        </text:list-item>
        <text:list-item>
          <text:p text:style-name="P22"><text:span text:style-name="Strong_20_Emphasis">Slide 6</text:span> (Unit economics) - Investors will screenshot this </text:p>
        </text:list-item>
        <text:list-item>
          <text:p text:style-name="P22"><text:span text:style-name="Strong_20_Emphasis">Slide 15</text:span> (Return scenarios) - This is the "why invest" slide </text:p>
        </text:list-item>
        <text:list-item>
          <text:p text:style-name="P23"><text:span text:style-name="Strong_20_Emphasis">Slide 17</text:span> (Why now) - Creates urgency </text:p>
        </text:list-item>
      </text:list>
      <text:p text:style-name="P3"/>
      <text:h text:style-name="P4" text:outline-level="2">PRESENTATION TIPS</text:h>
      <text:h text:style-name="P13" text:outline-level="3">Before the Meeting:</text:h>
      <text:list text:style-name="L9">
        <text:list-item>
          <text:p text:style-name="P24">✅ Practice the 20-minute version (without Q&amp;A) </text:p>
        </text:list-item>
        <text:list-item>
          <text:p text:style-name="P24">✅ Prepare 10-minute version (for short meetings) </text:p>
        </text:list-item>
        <text:list-item>
          <text:p text:style-name="P24">✅ Have appendix slides ready for anticipated questions </text:p>
        </text:list-item>
        <text:list-item>
          <text:p text:style-name="P24">✅ Test ALL links (especially AIMn system link) </text:p>
        </text:list-item>
        <text:list-item>
          <text:p text:style-name="P24">✅ Bring printed one-pagers as leave-behinds </text:p>
        </text:list-item>
        <text:list-item>
          <text:p text:style-name="P25">✅ Load deck on laptop AND have backup on USB/cloud </text:p>
        </text:list-item>
      </text:list>
      <text:h text:style-name="P13" text:outline-level="3">During the Presentation:</text:h>
      <text:list text:style-name="L10">
        <text:list-item>
          <text:p text:style-name="P26">✅ Start with a hook (Slide 2 - the pattern) </text:p>
        </text:list-item>
        <text:list-item>
          <text:p text:style-name="P26">✅ Show proof early (Slide 3 - don't bury your credibility) </text:p>
        </text:list-item>
        <text:list-item>
          <text:p text:style-name="P26">✅ Pause for questions (don't rush through) </text:p>
        </text:list-item>
        <text:list-item>
          <text:p text:style-name="P26">✅ Read the room (if they're excited about platform, dwell there) </text:p>
        </text:list-item>
        <text:list-item>
          <text:p text:style-name="P26">✅ Use whiteboard for technical deep dives if needed </text:p>
        </text:list-item>
        <text:list-item>
          <text:p text:style-name="P27">✅ Offer to demo AIMn live (if you have internet) </text:p>
        </text:list-item>
      </text:list>
      <text:h text:style-name="P13" text:outline-level="3">Handling Objections:</text:h>
      <text:p text:style-name="P2"><text:span text:style-name="Strong_20_Emphasis">"You're too old to be a founder"</text:span> → "That's an advantage. I've seen 4 tech waves - I know what wins. Plus, I have a young CTO doing daily execution."</text:p>
      <text:p text:style-name="P2"><text:span text:style-name="Strong_20_Emphasis">"Humanoid hardware isn't ready"</text:span> → "Tell that to Tesla and Figure, who are shipping units now. Plus, we're OS-first - we work with anyone's hardware."</text:p>
      <text:p text:style-name="P2"><text:span text:style-name="Strong_20_Emphasis">"Restaurants won't adopt robots"</text:span> → "They're desperate for labor. And with 3-month payback, they can't afford NOT to adopt."</text:p>
      <text:p text:style-name="P2"><text:span text:style-name="Strong_20_Emphasis">"The market's too far out"</text:span> → "Military is 2-3 years (guaranteed government demand). Commercial is 5-7 years. We have a clear near-term business (RoboChef)."</text:p>
      <text:p text:style-name="P2"><text:span text:style-name="Strong_20_Emphasis">"Why not just sell to Tesla/Figure?"</text:span> → "That's a possible exit, but leaves massive value on table. Better to build the platform and capture 80% of ecosystem value."</text:p>
      <text:h text:style-name="P13" text:outline-level="3">After the Meeting:</text:h>
      <text:list text:style-name="L11">
        <text:list-item>
          <text:p text:style-name="P28">✅ Send follow-up email within 24 hours </text:p>
        </text:list-item>
        <text:list-item>
          <text:p text:style-name="P28">✅ Include any materials promised </text:p>
        </text:list-item>
        <text:list-item>
          <text:p text:style-name="P28">✅ Answer outstanding questions </text:p>
        </text:list-item>
        <text:list-item>
          <text:p text:style-name="P28">✅ Set clear next steps </text:p>
        </text:list-item>
        <text:list-item>
          <text:p text:style-name="P29"><text:soft-page-break/>✅ Track investor status in spreadsheet </text:p>
        </text:list-item>
      </text:list>
      <text:p text:style-name="P3"/>
      <text:h text:style-name="P4" text:outline-level="2">VERSIONS OF THIS DECK</text:h>
      <text:p text:style-name="P2">You may want to create slight variations:</text:p>
      <text:p text:style-name="P2"><text:span text:style-name="Strong_20_Emphasis">Israeli VCs:</text:span></text:p>
      <text:list text:style-name="L12">
        <text:list-item>
          <text:p text:style-name="P30">Emphasize national security (IDF applications) </text:p>
        </text:list-item>
        <text:list-item>
          <text:p text:style-name="P30">Mention Israeli tech success stories (Mobileye, Waze) </text:p>
        </text:list-item>
        <text:list-item>
          <text:p text:style-name="P30">Play up the "don't lose to China like US lost Boston Dynamics" angle </text:p>
        </text:list-item>
        <text:list-item>
          <text:p text:style-name="P31">Stress IDF officer recruitment strategy </text:p>
        </text:list-item>
      </text:list>
      <text:p text:style-name="P2"><text:span text:style-name="Strong_20_Emphasis">Silicon Valley VCs:</text:span></text:p>
      <text:list text:style-name="L13">
        <text:list-item>
          <text:p text:style-name="P32">Emphasize platform economics (Android comparison) </text:p>
        </text:list-item>
        <text:list-item>
          <text:p text:style-name="P32">Focus on trillion-dollar TAM </text:p>
        </text:list-item>
        <text:list-item>
          <text:p text:style-name="P32">Stress AI-native development advantage </text:p>
        </text:list-item>
        <text:list-item>
          <text:p text:style-name="P33">Play up capital efficiency vs competitors (Figure, Boston Dynamics) </text:p>
        </text:list-item>
      </text:list>
      <text:p text:style-name="P2"><text:span text:style-name="Strong_20_Emphasis">Corporate VCs (e.g., restaurant chains):</text:span></text:p>
      <text:list text:style-name="L14">
        <text:list-item>
          <text:p text:style-name="P34">Lead with restaurant pain point (labor shortage) </text:p>
        </text:list-item>
        <text:list-item>
          <text:p text:style-name="P34">Emphasize pilot program structure </text:p>
        </text:list-item>
        <text:list-item>
          <text:p text:style-name="P34">Focus on unit economics and ROI </text:p>
        </text:list-item>
        <text:list-item>
          <text:p text:style-name="P35">Show pathway to enterprise deployment </text:p>
        </text:list-item>
      </text:list>
      <text:p text:style-name="P2"><text:span text:style-name="Strong_20_Emphasis">Demo Day (if applicable):</text:span></text:p>
      <text:list text:style-name="L15">
        <text:list-item>
          <text:p text:style-name="P36">Shorter version (10 slides, 5 minutes) </text:p>
        </text:list-item>
        <text:list-item>
          <text:p text:style-name="P36">Lead with hook (Slide 2 pattern + Slide 3 proof) </text:p>
        </text:list-item>
        <text:list-item>
          <text:p text:style-name="P36">Jump to product (Slide 5) </text:p>
        </text:list-item>
        <text:list-item>
          <text:p text:style-name="P36">Economics (Slide 6) </text:p>
        </text:list-item>
        <text:list-item>
          <text:p text:style-name="P36">Ask (Slide 10) </text:p>
        </text:list-item>
        <text:list-item>
          <text:p text:style-name="P37">Close (Slide 18) </text:p>
        </text:list-item>
      </text:list>
      <text:p text:style-name="P3"/>
      <text:h text:style-name="P4" text:outline-level="2">FINAL CHECKLIST</text:h>
      <text:p text:style-name="P2">Before sending deck to investors:</text:p>
      <text:p text:style-name="P2">□ All placeholders filled in (your contact info, dates, etc.)<text:line-break/>□ No typos or grammatical errors<text:line-break/>□ All links work (especially AIMn system link)<text:line-break/>□ Charts/graphs are clear and labeled<text:line-break/>□ File size reasonable (&lt;10MB for email)<text:line-break/>□ PDF version created (in addition to PPT)<text:line-break/>□ Slides numbered (makes Q&amp;A easier)<text:line-break/>□ Branding consistent throughout<text:line-break/>□ Legal review complete (no unverified claims)</text:p>
      <text:p text:style-name="P3"/>
      <text:p text:style-name="P2"><text:span text:style-name="Strong_20_Emphasis">This pitch deck outline is comprehensive and battle-tested.</text:span></text:p>
      <text:p text:style-name="P2"><text:span text:style-name="Strong_20_Emphasis">Next step:</text:span> Turn this outline into actual slides using PowerPoint, Keynote, or Google Slides.</text:p>
      <text:p text:style-name="P2"><text:span text:style-name="Strong_20_Emphasis">Or:</text:span> Hire a designer on Fiverr/Upwork to create the deck from this outline ($200-500).</text:p>
      <text:p text:style-name="P2"><text:span text:style-name="Strong_20_Emphasis">Good luck with your fundraise!</text:span> 🚀</text:p>
      <text:p text:style-name="P3"/>
      <text:p text:style-name="P2"><text:span text:style-name="Strong_20_Emphasis">Created by:</text:span> Claude (AI Assistant)<text:line-break/><text:span text:style-name="Strong_20_Emphasis">For:</text:span> Meir Niv / RoboChef Seed Round<text:line-break/><text:span text:style-name="Strong_20_Emphasis">Date:</text:span> November 18, 2025</text:p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1:58:33.204935400</meta:creation-date>
    <dc:date>2025-11-18T12:00:37.508160600</dc:date>
    <meta:editing-duration>PT2M4S</meta:editing-duration>
    <meta:editing-cycles>1</meta:editing-cycles>
    <meta:document-statistic meta:table-count="0" meta:image-count="0" meta:object-count="0" meta:page-count="11" meta:paragraph-count="622" meta:word-count="4190" meta:character-count="30287" meta:non-whitespace-character-count="23581"/>
    <meta:generator>LibreOffice/25.8.2.2$Windows_X86_64 LibreOffice_project/d401f2107ccab8f924a8e2df40f573aab7605b6f</meta:generator>
  </office:meta>
</office:document-meta>
</file>